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ff6347" style:text-line-through-style="none" style:font-name="Raleway" fo:font-size="22pt" fo:letter-spacing="normal" fo:font-style="normal" style:text-underline-style="none" fo:font-weight="bold" style:text-blinking="false" style:font-size-asian="22pt" style:font-size-complex="22pt"/>
    </style:style>
    <style:style style:name="P2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f3f5f6">
        <style:background-image/>
      </style:paragraph-properties>
    </style:style>
    <style:style style:name="P3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f3f5f6" fo:padding="0cm" fo:border="none">
        <style:background-image/>
      </style:paragraph-properties>
    </style:style>
    <style:style style:name="P4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f3f5f6">
        <style:background-image/>
      </style:paragraph-properties>
    </style:style>
    <style:style style:name="P5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f3f5f6">
        <style:background-image/>
      </style:paragraph-properties>
      <style:text-properties fo:font-size="13pt" style:font-size-asian="13pt" style:font-size-complex="13pt"/>
    </style:style>
    <style:style style:name="P6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f3f5f6" fo:padding="0cm" fo:border="none">
        <style:background-image/>
      </style:paragraph-properties>
    </style:style>
    <style:style style:name="P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13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4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5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6" style:family="text">
      <style:text-properties fo:font-variant="normal" fo:text-transform="none" fo:color="#4f9fcf" style:font-name="Consolas" fo:font-size="14pt" fo:letter-spacing="normal" fo:font-style="normal" fo:font-weight="normal" fo:background-color="#f3f5f6"/>
    </style:style>
    <style:style style:name="T7" style:family="text">
      <style:text-properties fo:font-variant="normal" fo:text-transform="none" fo:color="#4f9fcf" style:font-name="Consolas" fo:font-size="13pt" fo:letter-spacing="normal" fo:font-style="normal" fo:font-weight="normal" fo:background-color="#f3f5f6" style:font-size-asian="13pt" style:font-size-complex="13pt"/>
    </style:style>
    <style:style style:name="T8" style:family="text">
      <style:text-properties fo:font-variant="normal" fo:text-transform="none" fo:color="#657b83" style:font-name="Consolas" fo:font-size="14pt" fo:letter-spacing="normal" fo:font-style="normal" fo:font-weight="normal" fo:background-color="#f3f5f6"/>
    </style:style>
    <style:style style:name="T9" style:family="text">
      <style:text-properties fo:font-variant="normal" fo:text-transform="none" fo:color="#657b83" style:font-name="Consolas" fo:font-size="13pt" fo:letter-spacing="normal" fo:font-style="normal" fo:font-weight="normal" fo:background-color="#f3f5f6" style:font-size-asian="13pt" style:font-size-complex="13pt"/>
    </style:style>
    <style:style style:name="T10" style:family="text">
      <style:text-properties fo:font-variant="normal" fo:text-transform="none" fo:color="#657b83" fo:letter-spacing="normal" fo:background-color="#f3f5f6"/>
    </style:style>
    <style:style style:name="T11" style:family="text">
      <style:text-properties fo:font-variant="normal" fo:text-transform="none" fo:color="#657b83" fo:font-size="13pt" fo:letter-spacing="normal" fo:background-color="#f3f5f6" style:font-size-asian="13pt" style:font-size-complex="13pt"/>
    </style:style>
    <style:style style:name="T12" style:family="text">
      <style:text-properties fo:font-variant="normal" fo:text-transform="none" fo:color="#657b83" fo:font-size="14pt" fo:letter-spacing="normal" fo:font-style="normal" fo:font-weight="normal" fo:background-color="#f3f5f6"/>
    </style:style>
    <style:style style:name="T13" style:family="text">
      <style:text-properties fo:font-variant="normal" fo:text-transform="none" fo:color="#586e75" style:font-name="Consolas" fo:font-size="14pt" fo:letter-spacing="normal" fo:font-style="normal" fo:font-weight="normal" fo:background-color="#f3f5f6"/>
    </style:style>
    <style:style style:name="T14" style:family="text">
      <style:text-properties fo:font-variant="normal" fo:text-transform="none" fo:color="#586e75" style:font-name="Consolas" fo:font-size="13pt" fo:letter-spacing="normal" fo:font-style="normal" fo:font-weight="normal" fo:background-color="#f3f5f6" style:font-size-asian="13pt" style:font-size-complex="13pt"/>
    </style:style>
    <style:style style:name="T15" style:family="text">
      <style:text-properties fo:font-variant="normal" fo:text-transform="none" fo:color="#b58900" style:font-name="Consolas" fo:font-size="14pt" fo:letter-spacing="normal" fo:font-style="normal" fo:font-weight="normal" fo:background-color="#f3f5f6"/>
    </style:style>
    <style:style style:name="T16" style:family="text">
      <style:text-properties fo:font-variant="normal" fo:text-transform="none" fo:color="#b58900" style:font-name="Consolas" fo:font-size="13pt" fo:letter-spacing="normal" fo:font-style="normal" fo:font-weight="normal" fo:background-color="#f3f5f6" style:font-size-asian="13pt" style:font-size-complex="13pt"/>
    </style:style>
    <style:style style:name="T17" style:family="text">
      <style:text-properties fo:font-variant="normal" fo:text-transform="none" fo:color="#d44950" style:font-name="Consolas" fo:font-size="14pt" fo:letter-spacing="normal" fo:font-style="normal" fo:font-weight="normal" fo:background-color="#f3f5f6"/>
    </style:style>
    <style:style style:name="T18" style:family="text">
      <style:text-properties fo:font-variant="normal" fo:text-transform="none" fo:color="#d44950" style:font-name="Consolas" fo:font-size="13pt" fo:letter-spacing="normal" fo:font-style="normal" fo:font-weight="normal" fo:background-color="#f3f5f6" style:font-size-asian="13pt" style:font-size-complex="13pt"/>
    </style:style>
    <style:style style:name="T19" style:family="text">
      <style:text-properties fo:font-variant="normal" fo:text-transform="none" fo:color="#93a1a1" style:font-name="Consolas" fo:font-size="14pt" fo:letter-spacing="normal" fo:font-style="normal" fo:font-weight="normal" fo:background-color="#f3f5f6"/>
    </style:style>
    <style:style style:name="T20" style:family="text">
      <style:text-properties fo:font-variant="normal" fo:text-transform="none" fo:color="#93a1a1" style:font-name="Consolas" fo:font-size="13pt" fo:letter-spacing="normal" fo:font-style="normal" fo:font-weight="normal" fo:background-color="#f3f5f6" style:font-size-asian="13pt" style:font-size-complex="13pt"/>
    </style:style>
    <style:style style:name="T21" style:family="text">
      <style:text-properties fo:font-size="22pt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0.002cm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002cm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mises</text:h>
      <text:p text:style-name="P9">Wyobraź sobie, że masz funkcję asynchroniczną, która służy do wczytywania danych o państwie:</text:p>
      <text:p text:style-name="P2"><text:span text:style-name="Source_20_Text"><text:span text:style-name="T7">let</text:span></text:span><text:span text:style-name="Source_20_Text"><text:span text:style-name="T9"> country = </text:span></text:span><text:span text:style-name="Source_20_Text"><text:span text:style-name="T14">{};</text:span></text:span></text:p>
      <text:p text:style-name="P5"/>
      <text:p text:style-name="P4"><text:span text:style-name="Source_20_Text"><text:span text:style-name="T7">function</text:span></text:span><text:span text:style-name="Source_20_Text"><text:span text:style-name="T9"> </text:span></text:span><text:span text:style-name="Source_20_Text"><text:span text:style-name="T16">getCountryData</text:span></text:span><text:span text:style-name="Source_20_Text"><text:span text:style-name="T14">(</text:span></text:span><text:span text:style-name="Source_20_Text"><text:span text:style-name="T9">id</text:span></text:span><text:span text:style-name="Source_20_Text"><text:span text:style-name="T14">)</text:span></text:span><text:span text:style-name="Source_20_Text"><text:span text:style-name="T9"> </text:span></text:span><text:span text:style-name="Source_20_Text"><text:span text:style-name="T14">{</text:span></text:span></text:p>
      <text:p text:style-name="P4"><text:span text:style-name="Source_20_Text"><text:span text:style-name="T11"><text:s text:c="4"/></text:span></text:span><text:span text:style-name="Source_20_Text"><text:span text:style-name="T9">$</text:span></text:span><text:span text:style-name="Source_20_Text"><text:span text:style-name="T14">.</text:span></text:span><text:span text:style-name="Source_20_Text"><text:span text:style-name="T16">getJSON</text:span></text:span><text:span text:style-name="Source_20_Text"><text:span text:style-name="T14">(</text:span></text:span><text:span text:style-name="Source_20_Text"><text:span text:style-name="T18">`https://restcountries.eu/rest/v2/name/</text:span></text:span><text:span text:style-name="Source_20_Text"><text:span text:style-name="T14">${</text:span></text:span><text:span text:style-name="Source_20_Text"><text:span text:style-name="T9">name</text:span></text:span><text:span text:style-name="Source_20_Text"><text:span text:style-name="T14">}</text:span></text:span><text:span text:style-name="Source_20_Text"><text:span text:style-name="T18">`</text:span></text:span><text:span text:style-name="Source_20_Text"><text:span text:style-name="T14">,</text:span></text:span><text:span text:style-name="Source_20_Text"><text:span text:style-name="T9"> </text:span></text:span></text:p>
      <text:p text:style-name="P4"><text:span text:style-name="Source_20_Text"><text:span text:style-name="T9"><text:tab/><text:tab/><text:tab/><text:tab/>res =&gt; </text:span></text:span><text:span text:style-name="Source_20_Text"><text:span text:style-name="T14">{</text:span></text:span><text:span text:style-name="Source_20_Text"><text:span text:style-name="T11"> <text:s/></text:span></text:span><text:span text:style-name="Source_20_Text"><text:span text:style-name="T9">country = res</text:span></text:span><text:span text:style-name="Source_20_Text"><text:span text:style-name="T14">;</text:span></text:span><text:span text:style-name="Source_20_Text"><text:span text:style-name="T11"> <text:s text:c="2"/></text:span></text:span><text:span text:style-name="Source_20_Text"><text:span text:style-name="T14">})</text:span></text:span></text:p>
      <text:p text:style-name="P4"><text:span text:style-name="Source_20_Text"><text:span text:style-name="T14">}</text:span></text:span></text:p>
      <text:p text:style-name="P5"/>
      <text:p text:style-name="P4"><text:span text:style-name="Source_20_Text"><text:span text:style-name="T7">function</text:span></text:span><text:span text:style-name="Source_20_Text"><text:span text:style-name="T9"> </text:span></text:span><text:span text:style-name="Source_20_Text"><text:span text:style-name="T16">renderPage</text:span></text:span><text:span text:style-name="Source_20_Text"><text:span text:style-name="T14">()</text:span></text:span><text:span text:style-name="Source_20_Text"><text:span text:style-name="T9"> </text:span></text:span><text:span text:style-name="Source_20_Text"><text:span text:style-name="T14">{</text:span></text:span></text:p>
      <text:p text:style-name="P4"><text:span text:style-name="Source_20_Text"><text:span text:style-name="T11"><text:s text:c="4"/></text:span></text:span><text:span text:style-name="Source_20_Text"><text:span text:style-name="T16">getCountry</text:span></text:span><text:span text:style-name="Source_20_Text"><text:span text:style-name="T14">(</text:span></text:span><text:span text:style-name="Source_20_Text"><text:span text:style-name="T18">"Polska"</text:span></text:span><text:span text:style-name="Source_20_Text"><text:span text:style-name="T14">);</text:span></text:span></text:p>
      <text:p text:style-name="P4"><text:span text:style-name="Source_20_Text"><text:span text:style-name="T11"><text:s text:c="4"/></text:span></text:span><text:span text:style-name="Source_20_Text"><text:span text:style-name="T9">console</text:span></text:span><text:span text:style-name="Source_20_Text"><text:span text:style-name="T14">.</text:span></text:span><text:span text:style-name="Source_20_Text"><text:span text:style-name="T16">log</text:span></text:span><text:span text:style-name="Source_20_Text"><text:span text:style-name="T14">(</text:span></text:span><text:span text:style-name="Source_20_Text"><text:span text:style-name="T9">country</text:span></text:span><text:span text:style-name="Source_20_Text"><text:span text:style-name="T14">);</text:span></text:span><text:span text:style-name="Source_20_Text"><text:span text:style-name="T9"> </text:span></text:span><text:span text:style-name="Source_20_Text"><text:span text:style-name="T20">//{}</text:span></text:span></text:p>
      <text:p text:style-name="P4"><text:span text:style-name="Source_20_Text"><text:span text:style-name="T14">}</text:span></text:span></text:p>
      <text:p text:style-name="P14"/>
      <text:p text:style-name="P9">Po odpaleniu funkcji renderPage() pobieramy dane o państwie i wypisujemy je w konsoli. Powyższy kod oczywiście nie zadziała poprawnie. Nie czekając na pełne wykonanie funkcji getCountry() wypisujemy dane państwa, przez co w konsoli pojawia nam się pusty obiekt.</text:p>
      <text:p text:style-name="P9">Jak wykonać dany kod dopiero po zakończeniu działania kodu asynchronicznego?</text:p>
      <text:p text:style-name="P11"><text:span text:style-name="T3">Pierwszym z rozwiązań tego problemu jest zastosowanie tak zwanych funkcji zwrotnych (</text:span><text:a xlink:type="simple" xlink:href="https://kursjs.pl/kurs/super-podstawy/funkcje-zaawansowane.php#callback" text:style-name="Internet_20_link" text:visited-style-name="Visited_20_Internet_20_Link"><text:span text:style-name="T1">callback</text:span></text:a><text:span text:style-name="T3">):</text:span></text:p>
      <text:p text:style-name="P3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getCountry</text:span></text:span><text:span text:style-name="Source_20_Text"><text:span text:style-name="T13">(</text:span></text:span><text:span text:style-name="Source_20_Text"><text:span text:style-name="T8">id</text:span></text:span><text:span text:style-name="Source_20_Text"><text:span text:style-name="T13">,</text:span></text:span><text:span text:style-name="Source_20_Text"><text:span text:style-name="T8"> cb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8">$</text:span></text:span><text:span text:style-name="Source_20_Text"><text:span text:style-name="T13">.</text:span></text:span><text:span text:style-name="Source_20_Text"><text:span text:style-name="T15">getJSON</text:span></text:span><text:span text:style-name="Source_20_Text"><text:span text:style-name="T13">(</text:span></text:span><text:span text:style-name="Source_20_Text"><text:span text:style-name="T17">`https://restcountries.eu/rest/v2/name/</text:span></text:span><text:span text:style-name="Source_20_Text"><text:span text:style-name="T13">${</text:span></text:span><text:span text:style-name="Source_20_Text"><text:span text:style-name="T8">name</text:span></text:span><text:span text:style-name="Source_20_Text"><text:span text:style-name="T13">}</text:span></text:span><text:span text:style-name="Source_20_Text"><text:span text:style-name="T17">`</text:span></text:span><text:span text:style-name="Source_20_Text"><text:span text:style-name="T13">,</text:span></text:span><text:span text:style-name="Source_20_Text"><text:span text:style-name="T8"> res =&gt; </text:span></text:span><text:span text:style-name="Source_20_Text"><text:span text:style-name="T13">{</text:span></text:span></text:p>
      <text:p text:style-name="P6"><text:span text:style-name="Source_20_Text"><text:span text:style-name="T10"><text:s text:c="8"/></text:span></text:span><text:span text:style-name="Source_20_Text"><text:span text:style-name="T15">cb</text:span></text:span><text:span text:style-name="Source_20_Text"><text:span text:style-name="T13">(</text:span></text:span><text:span text:style-name="Source_20_Text"><text:span text:style-name="T8">res</text:span></text:span><text:span text:style-name="Source_20_Text"><text:span text:style-name="T13">);</text:span></text:span></text:p>
      <text:p text:style-name="P6"><text:span text:style-name="Source_20_Text"><text:span text:style-name="T10"><text:s text:c="4"/></text:span></text:span><text:span text:style-name="Source_20_Text"><text:span text:style-name="T13">})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renderPage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15">getCountry</text:span></text:span><text:span text:style-name="Source_20_Text"><text:span text:style-name="T13">(</text:span></text:span><text:span text:style-name="Source_20_Text"><text:span text:style-name="T17">"Polska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data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data</text:span></text:span><text:span text:style-name="Source_20_Text"><text:span text:style-name="T13">);</text:span></text:span></text:p>
      <text:p text:style-name="P6"><text:span text:style-name="Source_20_Text"><text:span text:style-name="T10"><text:s text:c="4"/></text:span></text:span><text:span text:style-name="Source_20_Text"><text:span text:style-name="T13">});</text:span></text:span></text:p>
      <text:p text:style-name="P6"><text:span text:style-name="Source_20_Text"><text:span text:style-name="T13">}</text:span></text:span><text:span text:style-name="Source_20_Text"><text:span text:style-name="T10"> </text:span></text:span></text:p>
      <text:p text:style-name="P9"><text:soft-page-break/>Zastosowanie callbacków nie zawsze będzie takie łatwej jak w powyższym przykładzie.</text:p>
      <text:p text:style-name="P3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getCountry</text:span></text:span><text:span text:style-name="Source_20_Text"><text:span text:style-name="T13">(</text:span></text:span><text:span text:style-name="Source_20_Text"><text:span text:style-name="T8">id</text:span></text:span><text:span text:style-name="Source_20_Text"><text:span text:style-name="T13">,</text:span></text:span><text:span text:style-name="Source_20_Text"><text:span text:style-name="T8"> cb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8">$</text:span></text:span><text:span text:style-name="Source_20_Text"><text:span text:style-name="T13">.</text:span></text:span><text:span text:style-name="Source_20_Text"><text:span text:style-name="T15">getJSON</text:span></text:span><text:span text:style-name="Source_20_Text"><text:span text:style-name="T13">(</text:span></text:span><text:span text:style-name="Source_20_Text"><text:span text:style-name="T17">`https://restcountries.eu/rest/v2/name/</text:span></text:span><text:span text:style-name="Source_20_Text"><text:span text:style-name="T13">${</text:span></text:span><text:span text:style-name="Source_20_Text"><text:span text:style-name="T8">name</text:span></text:span><text:span text:style-name="Source_20_Text"><text:span text:style-name="T13">}</text:span></text:span><text:span text:style-name="Source_20_Text"><text:span text:style-name="T17">`</text:span></text:span><text:span text:style-name="Source_20_Text"><text:span text:style-name="T13">,</text:span></text:span><text:span text:style-name="Source_20_Text"><text:span text:style-name="T8"> </text:span></text:span></text:p>
      <text:p text:style-name="P6"><text:span text:style-name="Source_20_Text"><text:span text:style-name="T8"><text:tab/><text:tab/><text:tab/><text:tab/><text:tab/>res =&gt; </text:span></text:span><text:span text:style-name="Source_20_Text"><text:span text:style-name="T13">{</text:span></text:span><text:span text:style-name="Source_20_Text"><text:span text:style-name="T10"> <text:s text:c="7"/></text:span></text:span><text:span text:style-name="Source_20_Text"><text:span text:style-name="T15">cb</text:span></text:span><text:span text:style-name="Source_20_Text"><text:span text:style-name="T13">(</text:span></text:span><text:span text:style-name="Source_20_Text"><text:span text:style-name="T8">res</text:span></text:span><text:span text:style-name="Source_20_Text"><text:span text:style-name="T13">);</text:span></text:span><text:span text:style-name="Source_20_Text"><text:span text:style-name="T10"> <text:s text:c="3"/></text:span></text:span><text:span text:style-name="Source_20_Text"><text:span text:style-name="T13">});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getWeather</text:span></text:span><text:span text:style-name="Source_20_Text"><text:span text:style-name="T13">(</text:span></text:span><text:span text:style-name="Source_20_Text"><text:span text:style-name="T8">lat</text:span></text:span><text:span text:style-name="Source_20_Text"><text:span text:style-name="T13">,</text:span></text:span><text:span text:style-name="Source_20_Text"><text:span text:style-name="T8"> lng</text:span></text:span><text:span text:style-name="Source_20_Text"><text:span text:style-name="T13">,</text:span></text:span><text:span text:style-name="Source_20_Text"><text:span text:style-name="T8"> cb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8"><text:s text:c="3"/>$</text:span></text:span><text:span text:style-name="Source_20_Text"><text:span text:style-name="T13">.</text:span></text:span><text:span text:style-name="Source_20_Text"><text:span text:style-name="T15">getJSON</text:span></text:span><text:span text:style-name="Source_20_Text"><text:span text:style-name="T13">(</text:span></text:span><text:span text:style-name="Source_20_Text"><text:span text:style-name="T17">`</text:span></text:span><text:a xlink:type="simple" xlink:href="https://weather.cit.api.here.com/weather" text:style-name="Internet_20_link" text:visited-style-name="Visited_20_Internet_20_Link"><text:span text:style-name="Source_20_Text">https://weather.cit.api.here.com/weather</text:span></text:a></text:p>
      <text:p text:style-name="P6"><text:span text:style-name="Source_20_Text"><text:span text:style-name="T17"><text:tab/><text:tab/></text:span></text:span><text:a xlink:type="simple" xlink:href="https://weather.cit.api.here.com/weather/1.0/report.json" text:style-name="Internet_20_link" text:visited-style-name="Visited_20_Internet_20_Link"><text:span text:style-name="Source_20_Text">/1.0/report.json</text:span></text:a><text:span text:style-name="Source_20_Text"><text:span text:style-name="T17">?latitude=</text:span></text:span><text:span text:style-name="Source_20_Text"><text:span text:style-name="T13">${</text:span></text:span><text:span text:style-name="Source_20_Text"><text:span text:style-name="T8">lat</text:span></text:span><text:span text:style-name="Source_20_Text"><text:span text:style-name="T13">}</text:span></text:span><text:span text:style-name="Source_20_Text"><text:span text:style-name="T17">&amp;longitute=</text:span></text:span><text:span text:style-name="Source_20_Text"><text:span text:style-name="T13">${</text:span></text:span><text:span text:style-name="Source_20_Text"><text:span text:style-name="T8">lng</text:span></text:span><text:span text:style-name="Source_20_Text"><text:span text:style-name="T13">}</text:span></text:span><text:span text:style-name="Source_20_Text"><text:span text:style-name="T17">`</text:span></text:span><text:span text:style-name="Source_20_Text"><text:span text:style-name="T13">,</text:span></text:span><text:span text:style-name="Source_20_Text"><text:span text:style-name="T8"> </text:span></text:span></text:p>
      <text:p text:style-name="P6"><text:span text:style-name="Source_20_Text"><text:span text:style-name="T8"><text:tab/><text:tab/><text:tab/><text:tab/><text:tab/>res =&gt; </text:span></text:span><text:span text:style-name="Source_20_Text"><text:span text:style-name="T13">{</text:span></text:span><text:span text:style-name="Source_20_Text"><text:span text:style-name="T10"> <text:s/></text:span></text:span><text:span text:style-name="Source_20_Text"><text:span text:style-name="T15">cb</text:span></text:span><text:span text:style-name="Source_20_Text"><text:span text:style-name="T13">(</text:span></text:span><text:span text:style-name="Source_20_Text"><text:span text:style-name="T8">res</text:span></text:span><text:span text:style-name="Source_20_Text"><text:span text:style-name="T13">);</text:span></text:span><text:span text:style-name="Source_20_Text"><text:span text:style-name="T10"> <text:s text:c="3"/></text:span></text:span><text:span text:style-name="Source_20_Text"><text:span text:style-name="T13">});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renderPage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15">getCountry</text:span></text:span><text:span text:style-name="Source_20_Text"><text:span text:style-name="T13">(</text:span></text:span><text:span text:style-name="Source_20_Text"><text:span text:style-name="T17">"Polska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data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8"/></text:span></text:span><text:span text:style-name="Source_20_Text"><text:span text:style-name="T15">getWeather</text:span></text:span><text:span text:style-name="Source_20_Text"><text:span text:style-name="T13">(</text:span></text:span><text:span text:style-name="Source_20_Text"><text:span text:style-name="T8">data</text:span></text:span><text:span text:style-name="Source_20_Text"><text:span text:style-name="T13">.</text:span></text:span><text:span text:style-name="Source_20_Text"><text:span text:style-name="T8">lat</text:span></text:span><text:span text:style-name="Source_20_Text"><text:span text:style-name="T13">,</text:span></text:span><text:span text:style-name="Source_20_Text"><text:span text:style-name="T8"> data</text:span></text:span><text:span text:style-name="Source_20_Text"><text:span text:style-name="T13">.</text:span></text:span><text:span text:style-name="Source_20_Text"><text:span text:style-name="T8">lng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dataWeather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12"/></text:span></text:span><text:span text:style-name="Source_20_Text"><text:span text:style-name="T15">updatePage</text:span></text:span><text:span text:style-name="Source_20_Text"><text:span text:style-name="T13">(</text:span></text:span><text:span text:style-name="Source_20_Text"><text:span text:style-name="T8">data</text:span></text:span><text:span text:style-name="Source_20_Text"><text:span text:style-name="T13">,</text:span></text:span><text:span text:style-name="Source_20_Text"><text:span text:style-name="T8"> dataWeather</text:span></text:span><text:span text:style-name="Source_20_Text"><text:span text:style-name="T13">);</text:span></text:span></text:p>
      <text:p text:style-name="P6"><text:span text:style-name="Source_20_Text"><text:span text:style-name="T10"><text:s text:c="8"/></text:span></text:span><text:span text:style-name="Source_20_Text"><text:span text:style-name="T13">});</text:span></text:span></text:p>
      <text:p text:style-name="P6"><text:span text:style-name="Source_20_Text"><text:span text:style-name="T10"><text:s text:c="4"/></text:span></text:span><text:span text:style-name="Source_20_Text"><text:span text:style-name="T13">});</text:span></text:span></text:p>
      <text:p text:style-name="P6"><text:span text:style-name="Source_20_Text"><text:span text:style-name="T13">}</text:span></text:span><text:span text:style-name="Source_20_Text"><text:span text:style-name="T10"> </text:span></text:span></text:p>
      <text:p text:style-name="P11"><text:span text:style-name="T3">Jak widzisz, przy odpalaniu funkcji robi nam się z kodu mini choinka (zwana potocznie </text:span><text:a xlink:type="simple" xlink:href="https://callbackhell.com/" text:style-name="Internet_20_link" text:visited-style-name="Visited_20_Internet_20_Link"><text:span text:style-name="T1">callback hell</text:span></text:a><text:span text:style-name="T3">), która nie tylko staje się ciężka do późniejszego opanowania, ale i trudna do testów, bo musimy testować wszystko na raz.<text:line-break/>Czy nie było by lepiej, gdybyśmy mogli zrobić 3 oddzielne funkcje, które moglibyśmy następnie odpalać jedna po drugiej?</text:span></text:p>
      <text:p text:style-name="P2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getCountry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text:span text:style-name="Source_20_Text"><text:span text:style-name="T8"> ... </text:span></text:span><text:span text:style-name="Source_20_Text"><text:span text:style-name="T13">}</text:span></text:span></text:p>
      <text:p text:style-name="P4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getWeather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text:span text:style-name="Source_20_Text"><text:span text:style-name="T8"> ... </text:span></text:span><text:span text:style-name="Source_20_Text"><text:span text:style-name="T13">}</text:span></text:span></text:p>
      <text:p text:style-name="P4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updatePage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text:span text:style-name="Source_20_Text"><text:span text:style-name="T8"> ... </text:span></text:span><text:span text:style-name="Source_20_Text"><text:span text:style-name="T13">}</text:span></text:span></text:p>
      <text:p text:style-name="P4"><text:span text:style-name="Source_20_Text"><text:span text:style-name="T6"/></text:span></text:p>
      <text:p text:style-name="P4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renderPage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text:span text:style-name="Source_20_Text"><text:span text:style-name="T8"> </text:span></text:span><text:span text:style-name="Source_20_Text"><text:span text:style-name="T19">//kod uproszczony</text:span></text:span></text:p>
      <text:p text:style-name="P4"><text:span text:style-name="Source_20_Text"><text:span text:style-name="T10"><text:s text:c="4"/></text:span></text:span><text:span text:style-name="Source_20_Text"><text:span text:style-name="T15">getCountry</text:span></text:span><text:span text:style-name="Source_20_Text"><text:span text:style-name="T13">()</text:span></text:span></text:p>
      <text:p text:style-name="P4"><text:span text:style-name="Source_20_Text"><text:span text:style-name="T10"><text:s text:c="4"/>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15">getWeather</text:span></text:span><text:span text:style-name="Source_20_Text"><text:span text:style-name="T13">())</text:span></text:span></text:p>
      <text:p text:style-name="P4"><text:span text:style-name="Source_20_Text"><text:span text:style-name="T10"><text:s text:c="4"/>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15">updatePage</text:span></text:span><text:span text:style-name="Source_20_Text"><text:span text:style-name="T13">())</text:span></text:span></text:p>
      <text:p text:style-name="P4"><text:span text:style-name="Source_20_Text"><text:span text:style-name="T13">}</text:span></text:span></text:p>
      <text:p text:style-name="P9"><text:soft-page-break/>I tutaj właśnie przychodzą nam z pomocą obietnice, które jak sama nazwa wskazuje służą właśnie do składania obietnic. Idealne miejsce dla takich obietnic to kod asynchroniczny, w którym bardzo często pojawia się sytuacja typu "jeżeli dany kod się wykona, zacznij wykonywać inny".</text:p>
      <text:p text:style-name="P12"><text:span text:style-name="T4">Podobne problemy omawialiśmy już przy </text:span><text:a xlink:type="simple" xlink:href="https://kursjs.pl/kurs/jquery/jquery-ajax.php#poprzednie-wersje" text:style-name="Internet_20_link" text:visited-style-name="Visited_20_Internet_20_Link"><text:span text:style-name="T2">jQuery i Ajaxie w tej bibliotece</text:span></text:a><text:span text:style-name="T4">.</text:span></text:p>
      <text:p text:style-name="P9"/>
      <text:p text:style-name="P9">Ogólna konstrukcja wywołania Promise ma postać:</text:p>
      <text:p text:style-name="P2"><text:span text:style-name="Source_20_Text"><text:span text:style-name="T6">const</text:span></text:span><text:span text:style-name="Source_20_Text"><text:span text:style-name="T8"> promise =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17">"Wszystko ok"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17">"Nie jest ok"</text:span></text:span><text:span text:style-name="Source_20_Text"><text:span text:style-name="T13">);</text:span></text:span></text:p>
      <text:p text:style-name="P4"><text:span text:style-name="Source_20_Text"><text:span text:style-name="T13">});</text:span></text:span></text:p>
      <text:p text:style-name="P14"/>
      <text:p text:style-name="P11"><text:span text:style-name="T3">Jak widzisz w parametrze Promise przekazujemy funkcję, która ma 2 opcjonalne parametry. Są nimi funkcje, które będą wywoływane w momencie zakończenia działania Promisa.<text:line-break/>Każda obietnica może zakończyć się na dwa sposoby - powodzeniem i niepowodzeniem.<text:line-break/>Gdy obietnica zakończy się powodzeniem (np. dane się wczytają), powinniśmy wywołać funkcję </text:span><text:span text:style-name="Strong_20_Emphasis"><text:span text:style-name="T5">resolve()</text:span></text:span><text:span text:style-name="T3">, do której przekażemy poprawny rezultat. W przypadku błędów powinniśmy wywołać funkcję </text:span><text:span text:style-name="Strong_20_Emphasis"><text:span text:style-name="T5">reject()</text:span></text:span><text:span text:style-name="T3">, do której trafią błędne dane.</text:span></text:p>
      <text:p text:style-name="P8"><draw:frame draw:style-name="fr1" draw:name="grafika1" text:anchor-type="as-char" svg:width="16.113cm" svg:height="9.155cm" draw:z-index="0"><draw:image xlink:href="https://kursjs.pl/kurs/es6/promise.png" xlink:type="simple" xlink:show="embed" xlink:actuate="onLoad"/><svg:title>Promise</svg:title></draw:frame></text:p>
      <text:p text:style-name="P9">Po stworzeniu nowej instancji Promise, w pierwszym momencie zwracany jest obiekt, który początkowo ma właściwości state ustawioną na "pending" oraz właściwość result, która początkowo wynosi undefined.</text:p>
      <text:p text:style-name="P8"><text:soft-page-break/><draw:frame draw:style-name="fr2" draw:name="grafika2" text:anchor-type="as-char" svg:y="-4.295cm" svg:width="11.539cm" svg:height="6.115cm" draw:z-index="1"><draw:image xlink:href="https://kursjs.pl/kurs/es6/promise-pending.png" xlink:type="simple" xlink:show="embed" xlink:actuate="onLoad"/><svg:title>Promise pending</svg:title></draw:frame></text:p>
      <text:p text:style-name="P9">W momencie zakończenia wykonywania Promise dana obietnica przechodzi w stan "settled" (ustalony/załatwiony) i zostaje zwrócony jakiś wynik. Status takiego promise przełączany jest odpowiednio w "fulfilled" lub "rejected", a do odpowiedniej funkcji (resolve/reject)przekazywany jest poprawny lub błędny wynik.</text:p>
      <text:p text:style-name="P8"><draw:frame draw:style-name="fr3" draw:name="grafika3" text:anchor-type="as-char" svg:width="8.92cm" svg:height="2.226cm" draw:z-index="2"><draw:image xlink:href="https://kursjs.pl/kurs/es6/promise-resolve.png" xlink:type="simple" xlink:show="embed" xlink:actuate="onLoad"/><svg:title>Promise resolve</svg:title></draw:frame></text:p>
      <text:p text:style-name="P9">Od tego momentu możemy skorzystać z dodatkowych metod (np. then()), które służą do reakcji na zakończenie danego Promise. Będziemy omawiać je poniżej.</text:p>
      <text:p text:style-name="P2"><text:span text:style-name="Source_20_Text"><text:span text:style-name="T6">const</text:span></text:span><text:span text:style-name="Source_20_Text"><text:span text:style-name="T8"> loadData =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15">setTimeout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3">{</text:span></text:span><text:span text:style-name="Source_20_Text"><text:span text:style-name="T8"> <text:s/></text:span></text:span><text:span text:style-name="Source_20_Text"><text:span text:style-name="T19">// w ramach testu symulujemy opóźnienie <text:tab/><text:tab/><text:tab/><text:tab/><text:tab/><text:tab/>// wczytywania</text:span></text:span></text:p>
      <text:p text:style-name="P4"><text:span text:style-name="Source_20_Text"><text:span text:style-name="T10"><text:s text:c="8"/></text:span></text:span><text:span text:style-name="Source_20_Text"><text:span text:style-name="T6">if</text:span></text:span><text:span text:style-name="Source_20_Text"><text:span text:style-name="T8"> </text:span></text:span><text:span text:style-name="Source_20_Text"><text:span text:style-name="T13">(</text:span></text:span><text:span text:style-name="Source_20_Text"><text:span text:style-name="T8">result</text:span></text:span><text:span text:style-name="Source_20_Text"><text:span text:style-name="T13">.</text:span></text:span><text:span text:style-name="Source_20_Text"><text:span text:style-name="T8">ok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12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result</text:span></text:span><text:span text:style-name="Source_20_Text"><text:span text:style-name="T13">.</text:span></text:span><text:span text:style-name="Source_20_Text"><text:span text:style-name="T8">data</text:span></text:span><text:span text:style-name="Source_20_Text"><text:span text:style-name="T13">);</text:span></text:span></text:p>
      <text:p text:style-name="P4"><text:span text:style-name="Source_20_Text"><text:span text:style-name="T10"><text:s text:c="8"/></text:span></text:span><text:span text:style-name="Source_20_Text"><text:span text:style-name="T13">}</text:span></text:span><text:span text:style-name="Source_20_Text"><text:span text:style-name="T8"> </text:span></text:span><text:span text:style-name="Source_20_Text"><text:span text:style-name="T6">else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12"/>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6">new</text:span></text:span><text:span text:style-name="Source_20_Text"><text:span text:style-name="T8"> Error</text:span></text:span><text:span text:style-name="Source_20_Text"><text:span text:style-name="T13">(</text:span></text:span><text:span text:style-name="Source_20_Text"><text:span text:style-name="T17">"Błędne dane"</text:span></text:span><text:span text:style-name="Source_20_Text"><text:span text:style-name="T13">));</text:span></text:span></text:p>
      <text:p text:style-name="P4"><text:span text:style-name="Source_20_Text"><text:span text:style-name="T10"><text:s text:c="8"/></text:span></text:span><text:span text:style-name="Source_20_Text"><text:span text:style-name="T13">}</text:span></text:span></text:p>
      <text:p text:style-name="P4"><text:span text:style-name="Source_20_Text"><text:span text:style-name="T10"><text:s text:c="4"/></text:span></text:span><text:span text:style-name="Source_20_Text"><text:span text:style-name="T13">},</text:span></text:span><text:span text:style-name="Source_20_Text"><text:span text:style-name="T8"> </text:span></text:span><text:span text:style-name="Source_20_Text"><text:span text:style-name="T6">2000</text:span></text:span><text:span text:style-name="Source_20_Text"><text:span text:style-name="T13">);</text:span></text:span></text:p>
      <text:p text:style-name="P4"><text:span text:style-name="Source_20_Text"><text:span text:style-name="T13">});</text:span></text:span></text:p>
      <text:p text:style-name="P4"/>
      <text:p text:style-name="P4"/>
      <text:p text:style-name="P4"><text:span text:style-name="Source_20_Text"><text:span text:style-name="T8">loadData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/text:p>
      <text:p text:style-name="P4"><text:span text:style-name="Source_20_Text"><text:span text:style-name="T10"><text:s text:c="4"/></text:span></text:span><text:span text:style-name="Source_20_Text"><text:span text:style-name="T8">result =&gt;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ult</text:span></text:span><text:span text:style-name="Source_20_Text"><text:span text:style-name="T13">),</text:span></text:span></text:p>
      <text:p text:style-name="P4"><text:span text:style-name="Source_20_Text"><text:span text:style-name="T10"><text:s text:c="4"/></text:span></text:span><text:span text:style-name="Source_20_Text"><text:span text:style-name="T8">erro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or</text:span></text:span><text:span text:style-name="Source_20_Text"><text:span text:style-name="T13">);,</text:span></text:span></text:p>
      <text:p text:style-name="P4"><text:span text:style-name="Source_20_Text"><text:span text:style-name="T13">)</text:span></text:span></text:p>
      <text:p text:style-name="P14"/>
      <text:p text:style-name="P11"><text:soft-page-break/><text:span text:style-name="T3">Powyższe listingi to oczywiście tylko rozważanie.<text:line-break/>Bardziej praktyczny przykład - czyli pobieranie danych z serwera za pomocą </text:span><text:a xlink:type="simple" xlink:href="https://kursjs.pl/kurs/ajax/xmlhttprequest.php" text:style-name="Internet_20_link" text:visited-style-name="Visited_20_Internet_20_Link"><text:span text:style-name="T1">XMLHTTPRequest</text:span></text:a><text:span text:style-name="T3"> może mieć postać:</text:span></text:p>
      <text:p text:style-name="P2"><text:span text:style-name="Source_20_Text"><text:span text:style-name="T6">const</text:span></text:span><text:span text:style-name="Source_20_Text"><text:span text:style-name="T8"> loadData =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const</text:span></text:span><text:span text:style-name="Source_20_Text"><text:span text:style-name="T8"> xhr = </text:span></text:span><text:span text:style-name="Source_20_Text"><text:span text:style-name="T6">new</text:span></text:span><text:span text:style-name="Source_20_Text"><text:span text:style-name="T8"> XMLHttpRequest</text:span></text:span><text:span text:style-name="Source_20_Text"><text:span text:style-name="T13">(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open</text:span></text:span><text:span text:style-name="Source_20_Text"><text:span text:style-name="T13">(</text:span></text:span><text:span text:style-name="Source_20_Text"><text:span text:style-name="T17">"GET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7">'http://example-serwer'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load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responseText</text:span></text:span><text:span text:style-name="Source_20_Text"><text:span text:style-name="T13">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error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6">new</text:span></text:span><text:span text:style-name="Source_20_Text"><text:span text:style-name="T8"> Error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statusText</text:span></text:span><text:span text:style-name="Source_20_Text"><text:span text:style-name="T13">)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send</text:span></text:span><text:span text:style-name="Source_20_Text"><text:span text:style-name="T13">();</text:span></text:span></text:p>
      <text:p text:style-name="P4"><text:span text:style-name="Source_20_Text"><text:span text:style-name="T13">});</text:span></text:span></text:p>
      <text:p text:style-name="P4"/>
      <text:p text:style-name="P4"><text:span text:style-name="Source_20_Text"><text:span text:style-name="T8">loadData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/text:p>
      <text:p text:style-name="P4"><text:span text:style-name="Source_20_Text"><text:span text:style-name="T10"><text:s text:c="4"/></text:span></text:span><text:span text:style-name="Source_20_Text"><text:span text:style-name="T8">result =&gt;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ult</text:span></text:span><text:span text:style-name="Source_20_Text"><text:span text:style-name="T13">),</text:span></text:span></text:p>
      <text:p text:style-name="P4"><text:span text:style-name="Source_20_Text"><text:span text:style-name="T10"><text:s text:c="4"/></text:span></text:span><text:span text:style-name="Source_20_Text"><text:span text:style-name="T8">erro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or</text:span></text:span><text:span text:style-name="Source_20_Text"><text:span text:style-name="T13">);,</text:span></text:span></text:p>
      <text:p text:style-name="P4"><text:span text:style-name="Source_20_Text"><text:span text:style-name="T13">)</text:span></text:span></text:p>
      <text:p text:style-name="P14"/>
      <text:h text:style-name="P7" text:outline-level="2"><text:bookmark text:name="then"/>Promise.then()</text:h>
      <text:p text:style-name="P11"><text:span text:style-name="T3">Po rozwiązaniu Promise możemy zareagować na jego wynik. Służą do tego dodatkowe metody. Pierwszą z tych metod jest </text:span><text:span text:style-name="Strong_20_Emphasis"><text:span text:style-name="T5">then()</text:span></text:span><text:span text:style-name="T3">. Pozwala ona reagować zarówno na pozytywne rozwiązanie obietnicy, negatywne jak i oba na raz:</text:span></text:p>
      <text:p text:style-name="P2"><text:span text:style-name="Source_20_Text"><text:span text:style-name="T6">const</text:span></text:span><text:span text:style-name="Source_20_Text"><text:span text:style-name="T8"> promise =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const</text:span></text:span><text:span text:style-name="Source_20_Text"><text:span text:style-name="T8"> xhr = </text:span></text:span><text:span text:style-name="Source_20_Text"><text:span text:style-name="T6">new</text:span></text:span><text:span text:style-name="Source_20_Text"><text:span text:style-name="T8"> XMLHttpRequest</text:span></text:span><text:span text:style-name="Source_20_Text"><text:span text:style-name="T13">(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open</text:span></text:span><text:span text:style-name="Source_20_Text"><text:span text:style-name="T13">(</text:span></text:span><text:span text:style-name="Source_20_Text"><text:span text:style-name="T17">"GET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7">'http://......'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load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responseText</text:span></text:span><text:span text:style-name="Source_20_Text"><text:span text:style-name="T13">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send</text:span></text:span><text:span text:style-name="Source_20_Text"><text:span text:style-name="T13">();</text:span></text:span></text:p>
      <text:p text:style-name="P4"><text:span text:style-name="Source_20_Text"><text:span text:style-name="T13">});</text:span></text:span></text:p>
      <text:p text:style-name="P4"/>
      <text:p text:style-name="P4"><text:span text:style-name="Source_20_Text"><text:span text:style-name="T8">promise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ult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19">//Promise zakończyło się pozytywnie</text:span></text:span></text:p>
      <text:p text:style-name="P4"><text:span text:style-name="Source_20_Text"><text:span text:style-name="T13">});</text:span></text:span></text:p>
      <text:p text:style-name="P14"/>
      <text:p text:style-name="P14"/>
      <text:p text:style-name="P2"><text:soft-page-break/><text:span text:style-name="Source_20_Text"><text:span text:style-name="T6">const</text:span></text:span><text:span text:style-name="Source_20_Text"><text:span text:style-name="T8"> promise =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const</text:span></text:span><text:span text:style-name="Source_20_Text"><text:span text:style-name="T8"> xhr = </text:span></text:span><text:span text:style-name="Source_20_Text"><text:span text:style-name="T6">new</text:span></text:span><text:span text:style-name="Source_20_Text"><text:span text:style-name="T8"> XMLHttpRequest</text:span></text:span><text:span text:style-name="Source_20_Text"><text:span text:style-name="T13">(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open</text:span></text:span><text:span text:style-name="Source_20_Text"><text:span text:style-name="T13">(</text:span></text:span><text:span text:style-name="Source_20_Text"><text:span text:style-name="T17">"GET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7">'http://......'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load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responseText</text:span></text:span><text:span text:style-name="Source_20_Text"><text:span text:style-name="T13">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error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6">new</text:span></text:span><text:span text:style-name="Source_20_Text"><text:span text:style-name="T8"> Error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statusText</text:span></text:span><text:span text:style-name="Source_20_Text"><text:span text:style-name="T13">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send</text:span></text:span><text:span text:style-name="Source_20_Text"><text:span text:style-name="T13">();</text:span></text:span></text:p>
      <text:p text:style-name="P4"><text:span text:style-name="Source_20_Text"><text:span text:style-name="T13">});</text:span></text:span></text:p>
      <text:p text:style-name="P4"/>
      <text:p text:style-name="P4"><text:span text:style-name="Source_20_Text"><text:span text:style-name="T8">promise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/text:p>
      <text:p text:style-name="P4"><text:span text:style-name="Source_20_Text"><text:span text:style-name="T10"><text:s text:c="4"/></text:span></text:span><text:span text:style-name="Source_20_Text"><text:span text:style-name="T6">null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9">//nie interesuje nas pozytywne rozwiązanie</text:span></text:span></text:p>
      <text:p text:style-name="P4"><text:span text:style-name="Source_20_Text"><text:span text:style-name="T10"><text:s text:c="4"/></text:span></text:span><text:span text:style-name="Source_20_Text"><text:span text:style-name="T8">erro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or</text:span></text:span><text:span text:style-name="Source_20_Text"><text:span text:style-name="T13">)</text:span></text:span></text:p>
      <text:p text:style-name="P4"><text:span text:style-name="Source_20_Text"><text:span text:style-name="T13">);</text:span></text:span></text:p>
      <text:p text:style-name="P14"/>
      <text:p text:style-name="P2"><text:span text:style-name="Source_20_Text"><text:span text:style-name="T6">const</text:span></text:span><text:span text:style-name="Source_20_Text"><text:span text:style-name="T8"> promise =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const</text:span></text:span><text:span text:style-name="Source_20_Text"><text:span text:style-name="T8"> xhr = </text:span></text:span><text:span text:style-name="Source_20_Text"><text:span text:style-name="T6">new</text:span></text:span><text:span text:style-name="Source_20_Text"><text:span text:style-name="T8"> XMLHttpRequest</text:span></text:span><text:span text:style-name="Source_20_Text"><text:span text:style-name="T13">(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open</text:span></text:span><text:span text:style-name="Source_20_Text"><text:span text:style-name="T13">(</text:span></text:span><text:span text:style-name="Source_20_Text"><text:span text:style-name="T17">"GET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7">'http://......'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load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responseText</text:span></text:span><text:span text:style-name="Source_20_Text"><text:span text:style-name="T13">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error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6">new</text:span></text:span><text:span text:style-name="Source_20_Text"><text:span text:style-name="T8"> Error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statusText</text:span></text:span><text:span text:style-name="Source_20_Text"><text:span text:style-name="T13">)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send</text:span></text:span><text:span text:style-name="Source_20_Text"><text:span text:style-name="T13">();</text:span></text:span></text:p>
      <text:p text:style-name="P4"><text:span text:style-name="Source_20_Text"><text:span text:style-name="T13">});</text:span></text:span></text:p>
      <text:p text:style-name="P4"/>
      <text:p text:style-name="P4"><text:span text:style-name="Source_20_Text"><text:span text:style-name="T8">promise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/text:p>
      <text:p text:style-name="P4"><text:span text:style-name="Source_20_Text"><text:span text:style-name="T10"><text:s text:c="4"/></text:span></text:span><text:span text:style-name="Source_20_Text"><text:span text:style-name="T8">result =&gt;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ult</text:span></text:span><text:span text:style-name="Source_20_Text"><text:span text:style-name="T13">),</text:span></text:span></text:p>
      <text:p text:style-name="P4"><text:span text:style-name="Source_20_Text"><text:span text:style-name="T10"><text:s text:c="4"/></text:span></text:span><text:span text:style-name="Source_20_Text"><text:span text:style-name="T8">erro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or</text:span></text:span><text:span text:style-name="Source_20_Text"><text:span text:style-name="T13">)</text:span></text:span></text:p>
      <text:p text:style-name="P4"><text:span text:style-name="Source_20_Text"><text:span text:style-name="T13">);</text:span></text:span></text:p>
      <text:h text:style-name="P7" text:outline-level="2"/>
      <text:p text:style-name="P10"/>
      <text:h text:style-name="P7" text:outline-level="2"><text:bookmark text:name="catch"/><text:soft-page-break/>Promise.catch()</text:h>
      <text:p text:style-name="P11"><text:span text:style-name="T3">Promise może zwracać odpowiedź pozytywną (resolve) lub negatywną (reject). Do reakcji na negatywną odpowiedź możemy albo użyć tak jak powyżej drugiego parametru funkcji then(), albo metody </text:span><text:span text:style-name="Strong_20_Emphasis"><text:span text:style-name="T5">catch()</text:span></text:span><text:span text:style-name="T3">. Patrząc po filmach na youtube metoda ta jest stosowana nawet częściej niż pokazana powyżej:.</text:span></text:p>
      <text:p text:style-name="P2"><text:span text:style-name="Source_20_Text"><text:span text:style-name="T6">const</text:span></text:span><text:span text:style-name="Source_20_Text"><text:span text:style-name="T8"> promise =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const</text:span></text:span><text:span text:style-name="Source_20_Text"><text:span text:style-name="T8"> xhr = </text:span></text:span><text:span text:style-name="Source_20_Text"><text:span text:style-name="T6">new</text:span></text:span><text:span text:style-name="Source_20_Text"><text:span text:style-name="T8"> XMLHttpRequest</text:span></text:span><text:span text:style-name="Source_20_Text"><text:span text:style-name="T13">(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open</text:span></text:span><text:span text:style-name="Source_20_Text"><text:span text:style-name="T13">(</text:span></text:span><text:span text:style-name="Source_20_Text"><text:span text:style-name="T17">"GET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7">'http://......'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load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responseText</text:span></text:span><text:span text:style-name="Source_20_Text"><text:span text:style-name="T13">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error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statusText</text:span></text:span><text:span text:style-name="Source_20_Text"><text:span text:style-name="T13">));</text:span></text:span></text:p>
      <text:p text:style-name="P4"><text:span text:style-name="Source_20_Text"><text:span text:style-name="T10"><text:s text:c="4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send</text:span></text:span><text:span text:style-name="Source_20_Text"><text:span text:style-name="T13">();</text:span></text:span></text:p>
      <text:p text:style-name="P4"><text:span text:style-name="Source_20_Text"><text:span text:style-name="T13">});</text:span></text:span></text:p>
      <text:p text:style-name="P4"/>
      <text:p text:style-name="P4"><text:span text:style-name="Source_20_Text"><text:span text:style-name="T8">promise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/text:p>
      <text:p text:style-name="P4"><text:span text:style-name="Source_20_Text"><text:span text:style-name="T10"><text:s text:c="4"/></text:span></text:span><text:span text:style-name="Source_20_Text"><text:span text:style-name="T6">null</text:span></text:span><text:span text:style-name="Source_20_Text"><text:span text:style-name="T13">,</text:span></text:span></text:p>
      <text:p text:style-name="P4"><text:span text:style-name="Source_20_Text"><text:span text:style-name="T10"><text:s text:c="4"/></text:span></text:span><text:span text:style-name="Source_20_Text"><text:span text:style-name="T8">erro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or</text:span></text:span><text:span text:style-name="Source_20_Text"><text:span text:style-name="T13">)</text:span></text:span></text:p>
      <text:p text:style-name="P4"><text:span text:style-name="Source_20_Text"><text:span text:style-name="T13">);</text:span></text:span></text:p>
      <text:p text:style-name="P4"/>
      <text:p text:style-name="P4"><text:span text:style-name="Source_20_Text"><text:span text:style-name="T8">promise</text:span></text:span></text:p>
      <text:p text:style-name="P4"><text:span text:style-name="Source_20_Text"><text:span text:style-name="T13"><text:tab/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ult =&gt; </text:span></text:span><text:span text:style-name="Source_20_Text"><text:span text:style-name="T13">{</text:span></text:span><text:span text:style-name="Source_20_Text"><text:span text:style-name="T8"> ... </text:span></text:span><text:span text:style-name="Source_20_Text"><text:span text:style-name="T13">})</text:span></text:span></text:p>
      <text:p text:style-name="P4"><text:span text:style-name="Source_20_Text"><text:span text:style-name="T13"><text:tab/>.</text:span></text:span><text:span text:style-name="Source_20_Text"><text:span text:style-name="T6">catch</text:span></text:span><text:span text:style-name="Source_20_Text"><text:span text:style-name="T13">(</text:span></text:span><text:span text:style-name="Source_20_Text"><text:span text:style-name="T8">erro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or</text:span></text:span><text:span text:style-name="Source_20_Text"><text:span text:style-name="T13">));</text:span></text:span></text:p>
      <text:p text:style-name="P14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p text:style-name="P10"/>
      <text:h text:style-name="P7" text:outline-level="2"><text:bookmark text:name="uzycie-w-funkcji"/><text:soft-page-break/>Użycie w funkcji</text:h>
      <text:p text:style-name="P9">Jeżeli teraz taki obiekt Promise zostanie zwrócony przez jakąś funkcję, możemy na takiej funkcji działać tak samo jak powyżej działaliśmy na Promise:</text:p>
      <text:p text:style-name="P2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loadData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8"/></text:span></text:span><text:span text:style-name="Source_20_Text"><text:span text:style-name="T6">const</text:span></text:span><text:span text:style-name="Source_20_Text"><text:span text:style-name="T8"> xhr = </text:span></text:span><text:span text:style-name="Source_20_Text"><text:span text:style-name="T6">new</text:span></text:span><text:span text:style-name="Source_20_Text"><text:span text:style-name="T8"> XMLHttpRequest</text:span></text:span><text:span text:style-name="Source_20_Text"><text:span text:style-name="T13">();</text:span></text:span></text:p>
      <text:p text:style-name="P4"><text:span text:style-name="Source_20_Text"><text:span text:style-name="T10"><text:s text:c="8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open</text:span></text:span><text:span text:style-name="Source_20_Text"><text:span text:style-name="T13">(</text:span></text:span><text:span text:style-name="Source_20_Text"><text:span text:style-name="T17">"GET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7">'http://......'</text:span></text:span><text:span text:style-name="Source_20_Text"><text:span text:style-name="T13">);</text:span></text:span></text:p>
      <text:p text:style-name="P4"><text:span text:style-name="Source_20_Text"><text:span text:style-name="T10"><text:s text:c="8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load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responseText</text:span></text:span><text:span text:style-name="Source_20_Text"><text:span text:style-name="T13">));</text:span></text:span></text:p>
      <text:p text:style-name="P4"><text:span text:style-name="Source_20_Text"><text:span text:style-name="T10"><text:s text:c="8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error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statusText</text:span></text:span><text:span text:style-name="Source_20_Text"><text:span text:style-name="T13">));</text:span></text:span></text:p>
      <text:p text:style-name="P4"><text:span text:style-name="Source_20_Text"><text:span text:style-name="T10"><text:s text:c="8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send</text:span></text:span><text:span text:style-name="Source_20_Text"><text:span text:style-name="T13">();</text:span></text:span></text:p>
      <text:p text:style-name="P4"><text:span text:style-name="Source_20_Text"><text:span text:style-name="T10"><text:s text:c="4"/></text:span></text:span><text:span text:style-name="Source_20_Text"><text:span text:style-name="T13">});</text:span></text:span></text:p>
      <text:p text:style-name="P4"><text:span text:style-name="Source_20_Text"><text:span text:style-name="T13">}</text:span></text:span></text:p>
      <text:p text:style-name="P4"/>
      <text:p text:style-name="P4"><text:span text:style-name="Source_20_Text"><text:span text:style-name="T15">loadData</text:span></text:span><text:span text:style-name="Source_20_Text"><text:span text:style-name="T13">(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ult =&gt;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ult</text:span></text:span><text:span text:style-name="Source_20_Text"><text:span text:style-name="T13">))</text:span></text:span></text:p>
      <text:p text:style-name="P4"><text:span text:style-name="Source_20_Text"><text:span text:style-name="T13">.</text:span></text:span><text:span text:style-name="Source_20_Text"><text:span text:style-name="T6">catch</text:span></text:span><text:span text:style-name="Source_20_Text"><text:span text:style-name="T13">(</text:span></text:span><text:span text:style-name="Source_20_Text"><text:span text:style-name="T8">er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</text:span></text:span><text:span text:style-name="Source_20_Text"><text:span text:style-name="T13">))</text:span></text:span></text:p>
      <text:p text:style-name="P14"/>
      <text:p text:style-name="P2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loadImage</text:span></text:span><text:span text:style-name="Source_20_Text"><text:span text:style-name="T13">(</text:span></text:span><text:span text:style-name="Source_20_Text"><text:span text:style-name="T8">url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8"/></text:span></text:span><text:span text:style-name="Source_20_Text"><text:span text:style-name="T6">let</text:span></text:span><text:span text:style-name="Source_20_Text"><text:span text:style-name="T8"> img = </text:span></text:span><text:span text:style-name="Source_20_Text"><text:span text:style-name="T6">new</text:span></text:span><text:span text:style-name="Source_20_Text"><text:span text:style-name="T8"> Image</text:span></text:span><text:span text:style-name="Source_20_Text"><text:span text:style-name="T13">();</text:span></text:span></text:p>
      <text:p text:style-name="P4"><text:span text:style-name="Source_20_Text"><text:span text:style-name="T10"><text:s text:c="8"/></text:span></text:span><text:span text:style-name="Source_20_Text"><text:span text:style-name="T8">img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load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img</text:span></text:span><text:span text:style-name="Source_20_Text"><text:span text:style-name="T13">));</text:span></text:span></text:p>
      <text:p text:style-name="P4"><text:span text:style-name="Source_20_Text"><text:span text:style-name="T10"><text:s text:c="8"/></text:span></text:span><text:span text:style-name="Source_20_Text"><text:span text:style-name="T8">img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error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12"/>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6">new</text:span></text:span><text:span text:style-name="Source_20_Text"><text:span text:style-name="T8"> Error</text:span></text:span><text:span text:style-name="Source_20_Text"><text:span text:style-name="T13">(</text:span></text:span><text:span text:style-name="Source_20_Text"><text:span text:style-name="T17">`Failed to load image's URL: </text:span></text:span><text:span text:style-name="Source_20_Text"><text:span text:style-name="T13">${</text:span></text:span><text:span text:style-name="Source_20_Text"><text:span text:style-name="T8">url</text:span></text:span><text:span text:style-name="Source_20_Text"><text:span text:style-name="T13">}</text:span></text:span><text:span text:style-name="Source_20_Text"><text:span text:style-name="T17">`</text:span></text:span><text:span text:style-name="Source_20_Text"><text:span text:style-name="T13">));</text:span></text:span></text:p>
      <text:p text:style-name="P4"><text:span text:style-name="Source_20_Text"><text:span text:style-name="T10"><text:s text:c="8"/></text:span></text:span><text:span text:style-name="Source_20_Text"><text:span text:style-name="T13">});</text:span></text:span></text:p>
      <text:p text:style-name="P4"><text:span text:style-name="Source_20_Text"><text:span text:style-name="T10"><text:s text:c="8"/></text:span></text:span><text:span text:style-name="Source_20_Text"><text:span text:style-name="T8">img</text:span></text:span><text:span text:style-name="Source_20_Text"><text:span text:style-name="T13">.</text:span></text:span><text:span text:style-name="Source_20_Text"><text:span text:style-name="T8">src = url</text:span></text:span><text:span text:style-name="Source_20_Text"><text:span text:style-name="T13">;</text:span></text:span></text:p>
      <text:p text:style-name="P4"><text:span text:style-name="Source_20_Text"><text:span text:style-name="T10"><text:s text:c="4"/></text:span></text:span><text:span text:style-name="Source_20_Text"><text:span text:style-name="T13">});</text:span></text:span></text:p>
      <text:p text:style-name="P4"><text:span text:style-name="Source_20_Text"><text:span text:style-name="T13">}</text:span></text:span></text:p>
      <text:p text:style-name="P4"/>
      <text:p text:style-name="P4"><text:span text:style-name="Source_20_Text"><text:span text:style-name="T15">loadImage</text:span></text:span><text:span text:style-name="Source_20_Text"><text:span text:style-name="T13">(</text:span></text:span><text:span text:style-name="Source_20_Text"><text:span text:style-name="T17">'pies.jpg'</text:span></text:span><text:span text:style-name="Source_20_Text"><text:span text:style-name="T13">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ult =&gt;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ult</text:span></text:span><text:span text:style-name="Source_20_Text"><text:span text:style-name="T13">))</text:span></text:span></text:p>
      <text:p text:style-name="P4"><text:span text:style-name="Source_20_Text"><text:span text:style-name="T13">.</text:span></text:span><text:span text:style-name="Source_20_Text"><text:span text:style-name="T6">catch</text:span></text:span><text:span text:style-name="Source_20_Text"><text:span text:style-name="T13">(</text:span></text:span><text:span text:style-name="Source_20_Text"><text:span text:style-name="T8">er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</text:span></text:span><text:span text:style-name="Source_20_Text"><text:span text:style-name="T13">))</text:span></text:span></text:p>
      <text:p text:style-name="P9"><text:soft-page-break/>Przykładowe zastosowanie może mieć postać:</text:p>
      <text:p text:style-name="P2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insertUsers</text:span></text:span><text:span text:style-name="Source_20_Text"><text:span text:style-name="T13">(</text:span></text:span><text:span text:style-name="Source_20_Text"><text:span text:style-name="T8">users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8">users</text:span></text:span><text:span text:style-name="Source_20_Text"><text:span text:style-name="T13">.</text:span></text:span><text:span text:style-name="Source_20_Text"><text:span text:style-name="T15">forEach</text:span></text:span><text:span text:style-name="Source_20_Text"><text:span text:style-name="T13">(</text:span></text:span><text:span text:style-name="Source_20_Text"><text:span text:style-name="T8">user =&gt; </text:span></text:span><text:span text:style-name="Source_20_Text"><text:span text:style-name="T13">{</text:span></text:span></text:p>
      <text:p text:style-name="P4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user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13">})</text:span></text:span></text:p>
      <text:p text:style-name="P4"><text:span text:style-name="Source_20_Text"><text:span text:style-name="T13">}</text:span></text:span></text:p>
      <text:p text:style-name="P4"/>
      <text:p text:style-name="P4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readData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8"/></text:span></text:span><text:span text:style-name="Source_20_Text"><text:span text:style-name="T6">const</text:span></text:span><text:span text:style-name="Source_20_Text"><text:span text:style-name="T8"> xhr = </text:span></text:span><text:span text:style-name="Source_20_Text"><text:span text:style-name="T6">new</text:span></text:span><text:span text:style-name="Source_20_Text"><text:span text:style-name="T8"> XMLHttpRequest</text:span></text:span><text:span text:style-name="Source_20_Text"><text:span text:style-name="T13">();</text:span></text:span></text:p>
      <text:p text:style-name="P4"><text:span text:style-name="Source_20_Text"><text:span text:style-name="T10"><text:s text:c="8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open</text:span></text:span><text:span text:style-name="Source_20_Text"><text:span text:style-name="T13">(</text:span></text:span><text:span text:style-name="Source_20_Text"><text:span text:style-name="T17">'GET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7">'https://jsonplaceholder.typicode.com/posts'</text:span></text:span><text:span text:style-name="Source_20_Text"><text:span text:style-name="T13">);</text:span></text:span></text:p>
      <text:p text:style-name="P4"><text:span text:style-name="Source_20_Text"><text:span text:style-name="T10"><text:s text:c="8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onload</text:span></text:span><text:span text:style-name="Source_20_Text"><text:span text:style-name="T8"> =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12"/></text:span></text:span><text:span text:style-name="Source_20_Text"><text:span text:style-name="T6">if</text:span></text:span><text:span text:style-name="Source_20_Text"><text:span text:style-name="T8"> </text:span></text:span><text:span text:style-name="Source_20_Text"><text:span text:style-name="T13">(</text:span></text:span><text:span text:style-name="Source_20_Text"><text:span text:style-name="T6">this</text:span></text:span><text:span text:style-name="Source_20_Text"><text:span text:style-name="T13">.</text:span></text:span><text:span text:style-name="Source_20_Text"><text:span text:style-name="T8">status === </text:span></text:span><text:span text:style-name="Source_20_Text"><text:span text:style-name="T6">200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16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8">JSON</text:span></text:span><text:span text:style-name="Source_20_Text"><text:span text:style-name="T13">.</text:span></text:span><text:span text:style-name="Source_20_Text"><text:span text:style-name="T15">parse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responseText</text:span></text:span><text:span text:style-name="Source_20_Text"><text:span text:style-name="T13">));</text:span></text:span></text:p>
      <text:p text:style-name="P4"><text:span text:style-name="Source_20_Text"><text:span text:style-name="T10"><text:s text:c="12"/></text:span></text:span><text:span text:style-name="Source_20_Text"><text:span text:style-name="T13">}</text:span></text:span><text:span text:style-name="Source_20_Text"><text:span text:style-name="T8"> </text:span></text:span><text:span text:style-name="Source_20_Text"><text:span text:style-name="T6">else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16"/>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17">'Wystąpił błąd w ściąganiu danych'</text:span></text:span><text:span text:style-name="Source_20_Text"><text:span text:style-name="T13">);</text:span></text:span></text:p>
      <text:p text:style-name="P4"><text:span text:style-name="Source_20_Text"><text:span text:style-name="T10"><text:s text:c="12"/></text:span></text:span><text:span text:style-name="Source_20_Text"><text:span text:style-name="T13">}</text:span></text:span></text:p>
      <text:p text:style-name="P4"><text:span text:style-name="Source_20_Text"><text:span text:style-name="T10"><text:s text:c="8"/></text:span></text:span><text:span text:style-name="Source_20_Text"><text:span text:style-name="T13">}</text:span></text:span></text:p>
      <text:p text:style-name="P4"><text:span text:style-name="Source_20_Text"><text:span text:style-name="T10"><text:s text:c="8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addEventListener</text:span></text:span><text:span text:style-name="Source_20_Text"><text:span text:style-name="T13">(</text:span></text:span><text:span text:style-name="Source_20_Text"><text:span text:style-name="T17">'error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3">()</text:span></text:span><text:span text:style-name="Source_20_Text"><text:span text:style-name="T8"> =&gt; </text:span></text:span><text:span text:style-name="Source_20_Text"><text:span text:style-name="T15">reject</text:span></text:span><text:span text:style-name="Source_20_Text"><text:span text:style-name="T13">(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8">statusText</text:span></text:span><text:span text:style-name="Source_20_Text"><text:span text:style-name="T13">));</text:span></text:span></text:p>
      <text:p text:style-name="P4"><text:span text:style-name="Source_20_Text"><text:span text:style-name="T10"><text:s text:c="8"/></text:span></text:span><text:span text:style-name="Source_20_Text"><text:span text:style-name="T8">xhr</text:span></text:span><text:span text:style-name="Source_20_Text"><text:span text:style-name="T13">.</text:span></text:span><text:span text:style-name="Source_20_Text"><text:span text:style-name="T15">send</text:span></text:span><text:span text:style-name="Source_20_Text"><text:span text:style-name="T13">();</text:span></text:span></text:p>
      <text:p text:style-name="P4"><text:span text:style-name="Source_20_Text"><text:span text:style-name="T10"><text:s text:c="4"/></text:span></text:span><text:span text:style-name="Source_20_Text"><text:span text:style-name="T13">})</text:span></text:span></text:p>
      <text:p text:style-name="P4"><text:span text:style-name="Source_20_Text"><text:span text:style-name="T13">}</text:span></text:span></text:p>
      <text:p text:style-name="P4"/>
      <text:p text:style-name="P4"/>
      <text:p text:style-name="P4"><text:span text:style-name="Source_20_Text"><text:span text:style-name="T15">readData</text:span></text:span><text:span text:style-name="Source_20_Text"><text:span text:style-name="T13">(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data =&gt; </text:span></text:span><text:span text:style-name="Source_20_Text"><text:span text:style-name="T15">insertUsers</text:span></text:span><text:span text:style-name="Source_20_Text"><text:span text:style-name="T13">(</text:span></text:span><text:span text:style-name="Source_20_Text"><text:span text:style-name="T8">data</text:span></text:span><text:span text:style-name="Source_20_Text"><text:span text:style-name="T13">))</text:span></text:span></text:p>
      <text:p text:style-name="P4"><text:span text:style-name="Source_20_Text"><text:span text:style-name="T13">.</text:span></text:span><text:span text:style-name="Source_20_Text"><text:span text:style-name="T6">catch</text:span></text:span><text:span text:style-name="Source_20_Text"><text:span text:style-name="T13">(</text:span></text:span><text:span text:style-name="Source_20_Text"><text:span text:style-name="T8">err =&gt; console</text:span></text:span><text:span text:style-name="Source_20_Text"><text:span text:style-name="T13">.</text:span></text:span><text:span text:style-name="Source_20_Text"><text:span text:style-name="T15">error</text:span></text:span><text:span text:style-name="Source_20_Text"><text:span text:style-name="T13">(</text:span></text:span><text:span text:style-name="Source_20_Text"><text:span text:style-name="T8">err</text:span></text:span><text:span text:style-name="Source_20_Text"><text:span text:style-name="T13">))</text:span></text:span></text:p>
      <text:p text:style-name="P9"/>
      <text:p text:style-name="P9">Jak widzisz już nie musimy wywoływać funkcji z wnętrza asynchronicznych obiektów. W tej chwili nasze funkcje stały się autonomicznymi klockami, które możemy używać jak klasyczne funkcje. Dzięki temu nasz kod staje się o wiele czytelniejszy.</text:p>
      <text:h text:style-name="P7" text:outline-level="2"><text:bookmark text:name="all"/><text:soft-page-break/>Promise.all()</text:h>
      <text:p text:style-name="P11"><text:span text:style-name="T3">Podobnych funkcji asynchronicznych jak powyższa readData() może być więcej - np. w przypadku gdy chcemy pobrać dane z kilku źródeł. Bardzo często resztę kodu chcielibyśmy wykonać </text:span><text:span text:style-name="Strong_20_Emphasis"><text:span text:style-name="T5">dopiero po zakończeniu działania ich wszystkich</text:span></text:span><text:span text:style-name="T3">. Aby poczekać na zakończenie wszystkich wskazanych promisów użyjemy metody </text:span><text:span text:style-name="Strong_20_Emphasis"><text:span text:style-name="T5">Promise.all()</text:span></text:span><text:span text:style-name="T3"> do której przekażemy tablicę zawierającą nasze promisy:</text:span></text:p>
      <text:p text:style-name="P3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checkData1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6"><text:span text:style-name="Source_20_Text"><text:span text:style-name="T10"><text:s text:c="8"/></text:span></text:span><text:span text:style-name="Source_20_Text"><text:span text:style-name="T15">setTimeout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12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17">'OK1'</text:span></text:span><text:span text:style-name="Source_20_Text"><text:span text:style-name="T13">);</text:span></text:span></text:p>
      <text:p text:style-name="P6"><text:span text:style-name="Source_20_Text"><text:span text:style-name="T10"><text:s text:c="8"/></text:span></text:span><text:span text:style-name="Source_20_Text"><text:span text:style-name="T13">},</text:span></text:span><text:span text:style-name="Source_20_Text"><text:span text:style-name="T8"> </text:span></text:span><text:span text:style-name="Source_20_Text"><text:span text:style-name="T6">1000</text:span></text:span><text:span text:style-name="Source_20_Text"><text:span text:style-name="T13">)</text:span></text:span></text:p>
      <text:p text:style-name="P6"><text:span text:style-name="Source_20_Text"><text:span text:style-name="T10"><text:s text:c="4"/></text:span></text:span><text:span text:style-name="Source_20_Text"><text:span text:style-name="T13">});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checkData2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6"><text:span text:style-name="Source_20_Text"><text:span text:style-name="T10"><text:s text:c="8"/></text:span></text:span><text:span text:style-name="Source_20_Text"><text:span text:style-name="T15">setTimeout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12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17">'OK2'</text:span></text:span><text:span text:style-name="Source_20_Text"><text:span text:style-name="T13">);</text:span></text:span></text:p>
      <text:p text:style-name="P6"><text:span text:style-name="Source_20_Text"><text:span text:style-name="T10"><text:s text:c="8"/></text:span></text:span><text:span text:style-name="Source_20_Text"><text:span text:style-name="T13">},</text:span></text:span><text:span text:style-name="Source_20_Text"><text:span text:style-name="T8"> </text:span></text:span><text:span text:style-name="Source_20_Text"><text:span text:style-name="T6">2000</text:span></text:span><text:span text:style-name="Source_20_Text"><text:span text:style-name="T13">)</text:span></text:span></text:p>
      <text:p text:style-name="P6"><text:span text:style-name="Source_20_Text"><text:span text:style-name="T10"><text:s text:c="4"/></text:span></text:span><text:span text:style-name="Source_20_Text"><text:span text:style-name="T13">});</text:span></text:span></text:p>
      <text:p text:style-name="P6"><text:span text:style-name="Source_20_Text"><text:span text:style-name="T13">}</text:span></text:span></text:p>
      <text:p text:style-name="P6"/>
      <text:p text:style-name="P6"/>
      <text:p text:style-name="P6"><text:span text:style-name="Source_20_Text"><text:span text:style-name="T8">Promise</text:span></text:span><text:span text:style-name="Source_20_Text"><text:span text:style-name="T13">.</text:span></text:span><text:span text:style-name="Source_20_Text"><text:span text:style-name="T15">all</text:span></text:span><text:span text:style-name="Source_20_Text"><text:span text:style-name="T13">([</text:span></text:span></text:p>
      <text:p text:style-name="P6"><text:span text:style-name="Source_20_Text"><text:span text:style-name="T10"><text:s text:c="4"/></text:span></text:span><text:span text:style-name="Source_20_Text"><text:span text:style-name="T15">checkData1</text:span></text:span><text:span text:style-name="Source_20_Text"><text:span text:style-name="T13">(),</text:span></text:span></text:p>
      <text:p text:style-name="P6"><text:span text:style-name="Source_20_Text"><text:span text:style-name="T10"><text:s text:c="4"/></text:span></text:span><text:span text:style-name="Source_20_Text"><text:span text:style-name="T15">checkData2</text:span></text:span><text:span text:style-name="Source_20_Text"><text:span text:style-name="T13">()</text:span></text:span></text:p>
      <text:p text:style-name="P6"><text:span text:style-name="Source_20_Text"><text:span text:style-name="T13">])</text:span></text:span></text:p>
      <text:p text:style-name="P6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p =&gt;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p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9">//["OK1", "OK2"]</text:span></text:span></text:p>
      <text:p text:style-name="P6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p</text:span></text:span><text:span text:style-name="Source_20_Text"><text:span text:style-name="T13">[</text:span></text:span><text:span text:style-name="Source_20_Text"><text:span text:style-name="T6">0</text:span></text:span><text:span text:style-name="Source_20_Text"><text:span text:style-name="T13">]);</text:span></text:span><text:span text:style-name="Source_20_Text"><text:span text:style-name="T8"> </text:span></text:span><text:span text:style-name="Source_20_Text"><text:span text:style-name="T19">//OK1</text:span></text:span></text:p>
      <text:p text:style-name="P6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p</text:span></text:span><text:span text:style-name="Source_20_Text"><text:span text:style-name="T13">[</text:span></text:span><text:span text:style-name="Source_20_Text"><text:span text:style-name="T6">1</text:span></text:span><text:span text:style-name="Source_20_Text"><text:span text:style-name="T13">]);</text:span></text:span><text:span text:style-name="Source_20_Text"><text:span text:style-name="T8"> </text:span></text:span><text:span text:style-name="Source_20_Text"><text:span text:style-name="T19">//OK2</text:span></text:span></text:p>
      <text:p text:style-name="P6"><text:span text:style-name="Source_20_Text"><text:span text:style-name="T13">});</text:span></text:span></text:p>
      <text:p text:style-name="P6"><text:span text:style-name="Source_20_Text"><text:span text:style-name="T10"><text:s/></text:span></text:span></text:p>
      <text:p text:style-name="P14"/>
      <text:p text:style-name="P9"><text:soft-page-break/>Innym ciekawym zastosowaniem Promise.all jest wykorzystanie go z mapą. W poniższym przykładzie mapa zwraca nam nową tablicę z funkcjami getUserData, które zwracają promisy. Pasuje więc idealnie:</text:p>
      <text:p text:style-name="P2"><text:span text:style-name="Source_20_Text"><text:span text:style-name="T6">const</text:span></text:span><text:span text:style-name="Source_20_Text"><text:span text:style-name="T8"> usersId = </text:span></text:span><text:span text:style-name="Source_20_Text"><text:span text:style-name="T13">[</text:span></text:span><text:span text:style-name="Source_20_Text"><text:span text:style-name="T6">1</text:span></text:span><text:span text:style-name="Source_20_Text"><text:span text:style-name="T13">,</text:span></text:span><text:span text:style-name="Source_20_Text"><text:span text:style-name="T6">2</text:span></text:span><text:span text:style-name="Source_20_Text"><text:span text:style-name="T13">,</text:span></text:span><text:span text:style-name="Source_20_Text"><text:span text:style-name="T6">3</text:span></text:span><text:span text:style-name="Source_20_Text"><text:span text:style-name="T13">,</text:span></text:span><text:span text:style-name="Source_20_Text"><text:span text:style-name="T6">4</text:span></text:span><text:span text:style-name="Source_20_Text"><text:span text:style-name="T13">,</text:span></text:span><text:span text:style-name="Source_20_Text"><text:span text:style-name="T6">5</text:span></text:span><text:span text:style-name="Source_20_Text"><text:span text:style-name="T13">,</text:span></text:span><text:span text:style-name="Source_20_Text"><text:span text:style-name="T6">6</text:span></text:span><text:span text:style-name="Source_20_Text"><text:span text:style-name="T13">];</text:span></text:span></text:p>
      <text:p text:style-name="P4"/>
      <text:p text:style-name="P4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getUserData</text:span></text:span><text:span text:style-name="Source_20_Text"><text:span text:style-name="T13">(</text:span></text:span><text:span text:style-name="Source_20_Text"><text:span text:style-name="T8">el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15">fetch</text:span></text:span><text:span text:style-name="Source_20_Text"><text:span text:style-name="T13">(</text:span></text:span><text:span text:style-name="Source_20_Text"><text:span text:style-name="T17">`https://jsonplaceholder.typicode.com/users/</text:span></text:span><text:span text:style-name="Source_20_Text"><text:span text:style-name="T13">${</text:span></text:span><text:span text:style-name="Source_20_Text"><text:span text:style-name="T8">el</text:span></text:span><text:span text:style-name="Source_20_Text"><text:span text:style-name="T13">}</text:span></text:span><text:span text:style-name="Source_20_Text"><text:span text:style-name="T17">`</text:span></text:span><text:span text:style-name="Source_20_Text"><text:span text:style-name="T13">)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 =&gt; res</text:span></text:span><text:span text:style-name="Source_20_Text"><text:span text:style-name="T13">.</text:span></text:span><text:span text:style-name="Source_20_Text"><text:span text:style-name="T15">json</text:span></text:span><text:span text:style-name="Source_20_Text"><text:span text:style-name="T13">())</text:span></text:span></text:p>
      <text:p text:style-name="P4"><text:span text:style-name="Source_20_Text"><text:span text:style-name="T13">}</text:span></text:span></text:p>
      <text:p text:style-name="P4"/>
      <text:p text:style-name="P4"><text:span text:style-name="Source_20_Text"><text:span text:style-name="T8">Promise</text:span></text:span><text:span text:style-name="Source_20_Text"><text:span text:style-name="T13">.</text:span></text:span><text:span text:style-name="Source_20_Text"><text:span text:style-name="T15">all</text:span></text:span><text:span text:style-name="Source_20_Text"><text:span text:style-name="T13">(</text:span></text:span><text:span text:style-name="Source_20_Text"><text:span text:style-name="T8">usersId</text:span></text:span><text:span text:style-name="Source_20_Text"><text:span text:style-name="T13">.</text:span></text:span><text:span text:style-name="Source_20_Text"><text:span text:style-name="T15">map</text:span></text:span><text:span text:style-name="Source_20_Text"><text:span text:style-name="T13">(</text:span></text:span><text:span text:style-name="Source_20_Text"><text:span text:style-name="T8">getUserData</text:span></text:span><text:span text:style-name="Source_20_Text"><text:span text:style-name="T13">))</text:span></text:span></text:p>
      <text:p text:style-name="P4"><text:span text:style-name="Source_20_Text"><text:span text:style-name="T10"><text:s text:c="4"/>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 =&gt;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</text:span></text:span><text:span text:style-name="Source_20_Text"><text:span text:style-name="T13">));</text:span></text:span></text:p>
      <text:p text:style-name="P14"/>
      <text:h text:style-name="P7" text:outline-level="2"><text:bookmark text:name="race"/>Promise.race()</text:h>
      <text:p text:style-name="P11"><text:span text:style-name="T3">Jeżeli powyższa metoda Promise.all() czekała na zakończenie wszystkich obietnic, tak metoda </text:span><text:span text:style-name="Strong_20_Emphasis"><text:span text:style-name="T5">race()</text:span></text:span><text:span text:style-name="T3"> zwróci </text:span><text:span text:style-name="Strong_20_Emphasis"><text:span text:style-name="T5">pierwszy zakończony promise</text:span></text:span><text:span text:style-name="T3">:</text:span></text:p>
      <text:p text:style-name="P3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checkData1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6"><text:span text:style-name="Source_20_Text"><text:span text:style-name="T10"><text:s text:c="8"/></text:span></text:span><text:span text:style-name="Source_20_Text"><text:span text:style-name="T15">setTimeout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3">{</text:span></text:span></text:p>
      <text:p text:style-name="P6"><text:span text:style-name="Source_20_Text"><text:span text:style-name="T10"><text:s text:c="12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17">'OK1'</text:span></text:span><text:span text:style-name="Source_20_Text"><text:span text:style-name="T13">);</text:span></text:span></text:p>
      <text:p text:style-name="P6"><text:span text:style-name="Source_20_Text"><text:span text:style-name="T10"><text:s text:c="8"/></text:span></text:span><text:span text:style-name="Source_20_Text"><text:span text:style-name="T13">},</text:span></text:span><text:span text:style-name="Source_20_Text"><text:span text:style-name="T8"> </text:span></text:span><text:span text:style-name="Source_20_Text"><text:span text:style-name="T6">2000</text:span></text:span><text:span text:style-name="Source_20_Text"><text:span text:style-name="T13">)</text:span></text:span></text:p>
      <text:p text:style-name="P6"><text:span text:style-name="Source_20_Text"><text:span text:style-name="T10"><text:s text:c="4"/></text:span></text:span><text:span text:style-name="Source_20_Text"><text:span text:style-name="T13">});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checkData2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6"><text:span text:style-name="Source_20_Text"><text:span text:style-name="T10"><text:s text:c="8"/></text:span></text:span><text:span text:style-name="Source_20_Text"><text:span text:style-name="T15">setTimeout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3">{</text:span></text:span></text:p>
      <text:p text:style-name="P6"><text:span text:style-name="Source_20_Text"><text:span text:style-name="T10"><text:s text:c="12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17">'OK2'</text:span></text:span><text:span text:style-name="Source_20_Text"><text:span text:style-name="T13">);</text:span></text:span></text:p>
      <text:p text:style-name="P6"><text:span text:style-name="Source_20_Text"><text:span text:style-name="T10"><text:s text:c="8"/></text:span></text:span><text:span text:style-name="Source_20_Text"><text:span text:style-name="T13">},</text:span></text:span><text:span text:style-name="Source_20_Text"><text:span text:style-name="T8"> </text:span></text:span><text:span text:style-name="Source_20_Text"><text:span text:style-name="T6">1000</text:span></text:span><text:span text:style-name="Source_20_Text"><text:span text:style-name="T13">)</text:span></text:span></text:p>
      <text:p text:style-name="P6"><text:span text:style-name="Source_20_Text"><text:span text:style-name="T10"><text:s text:c="4"/></text:span></text:span><text:span text:style-name="Source_20_Text"><text:span text:style-name="T13">});</text:span></text:span></text:p>
      <text:p text:style-name="P6"><text:span text:style-name="Source_20_Text"><text:span text:style-name="T13">}</text:span></text:span></text:p>
      <text:p text:style-name="P6"/>
      <text:p text:style-name="P6"><text:span text:style-name="Source_20_Text"><text:span text:style-name="T8">Promise</text:span></text:span><text:span text:style-name="Source_20_Text"><text:span text:style-name="T13">.</text:span></text:span><text:span text:style-name="Source_20_Text"><text:span text:style-name="T15">race</text:span></text:span><text:span text:style-name="Source_20_Text"><text:span text:style-name="T13">([</text:span></text:span></text:p>
      <text:p text:style-name="P6"><text:soft-page-break/><text:span text:style-name="Source_20_Text"><text:span text:style-name="T10"><text:s text:c="4"/></text:span></text:span><text:span text:style-name="Source_20_Text"><text:span text:style-name="T15">checkData1</text:span></text:span><text:span text:style-name="Source_20_Text"><text:span text:style-name="T13">(),</text:span></text:span></text:p>
      <text:p text:style-name="P6"><text:span text:style-name="Source_20_Text"><text:span text:style-name="T10"><text:s text:c="4"/></text:span></text:span><text:span text:style-name="Source_20_Text"><text:span text:style-name="T15">checkData2</text:span></text:span><text:span text:style-name="Source_20_Text"><text:span text:style-name="T13">()</text:span></text:span></text:p>
      <text:p text:style-name="P6"><text:span text:style-name="Source_20_Text"><text:span text:style-name="T13">])</text:span></text:span></text:p>
      <text:p text:style-name="P6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p =&gt; </text:span></text:span><text:span text:style-name="Source_20_Text"><text:span text:style-name="T13">{</text:span></text:span></text:p>
      <text:p text:style-name="P6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p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9">//OK2</text:span></text:span></text:p>
      <text:p text:style-name="P6"><text:span text:style-name="Source_20_Text"><text:span text:style-name="T13">});</text:span></text:span></text:p>
      <text:p text:style-name="P6"><text:span text:style-name="Source_20_Text"><text:span text:style-name="T10"><text:s/></text:span></text:span></text:p>
      <text:p text:style-name="P6"><text:span text:style-name="Source_20_Text"><text:span text:style-name="T10"><text:s/></text:span></text:span></text:p>
      <text:p text:style-name="P6"><text:span text:style-name="Source_20_Text"><text:span text:style-name="T10"><text:s/></text:span></text:span></text:p>
      <text:p text:style-name="P14"/>
      <text:h text:style-name="P7" text:outline-level="2"><text:bookmark text:name="finally"/>Promise.finally()</text:h>
      <text:p text:style-name="P11"><text:span text:style-name="T3">Jeżeli interesowałeś się rozdziałem związanym z </text:span><text:a xlink:type="simple" xlink:href="https://kursjs.pl/kurs/jquery/jquery-ajax.php" text:style-name="Internet_20_link" text:visited-style-name="Visited_20_Internet_20_Link"><text:span text:style-name="T1">AJAX w jQuery</text:span></text:a><text:span text:style-name="T3">, pewnie pamiętasz funkcja .done(), .fail() i .always().</text:span></text:p>
      <text:p text:style-name="P11"><text:span text:style-name="T3">I tak funkcja </text:span><text:span text:style-name="Strong_20_Emphasis"><text:span text:style-name="T5">done()</text:span></text:span><text:span text:style-name="T3"> odpalana jest po pozytywnym zakończeniu połączenia, metoda </text:span><text:span text:style-name="Strong_20_Emphasis"><text:span text:style-name="T5">fail()</text:span></text:span><text:span text:style-name="T3"> odpalana jest w momencie błędu, a metoda </text:span><text:span text:style-name="Strong_20_Emphasis"><text:span text:style-name="T5">always()</text:span></text:span><text:span text:style-name="T3"> odpalana jest po zakończeniu połączenia - nieważne czy zakończyło się pozytywnie czy negatywnie.</text:span></text:p>
      <text:p text:style-name="P9">Porównując to do powyższych kodów, done() to taki nasz then(), fail() to catch(), ale gdzie podział się always()?</text:p>
      <text:p text:style-name="P11"><text:span text:style-name="T3">W wersji Ecmascript 2018 wprowadzono nową funkcję </text:span><text:a xlink:type="simple" xlink:href="https://developer.mozilla.org/en-US/docs/Web/JavaScript/Reference/Global_Objects/Promise/finally" text:style-name="Internet_20_link" text:visited-style-name="Visited_20_Internet_20_Link"><text:span text:style-name="T1">finally()</text:span></text:a><text:span text:style-name="T3">, która jest odpowiednikiem właśnie funkcji always() w jQuerowym Ajax, co oznacza że odpalana jest po zakończeniu Promise, bez względu czy zakończyło się powodzeniem czy nie.</text:span></text:p>
      <text:p text:style-name="P2"><text:span text:style-name="Source_20_Text"><text:span text:style-name="T8">btn</text:span></text:span><text:span text:style-name="Source_20_Text"><text:span text:style-name="T13">.</text:span></text:span><text:span text:style-name="Source_20_Text"><text:span text:style-name="T8">classList</text:span></text:span><text:span text:style-name="Source_20_Text"><text:span text:style-name="T13">.</text:span></text:span><text:span text:style-name="Source_20_Text"><text:span text:style-name="T15">add</text:span></text:span><text:span text:style-name="Source_20_Text"><text:span text:style-name="T13">(</text:span></text:span><text:span text:style-name="Source_20_Text"><text:span text:style-name="T17">"loading"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9">//do buttony dodajemy loading</text:span></text:span></text:p>
      <text:p text:style-name="P4"><text:span text:style-name="Source_20_Text"><text:span text:style-name="T8">btn</text:span></text:span><text:span text:style-name="Source_20_Text"><text:span text:style-name="T13">.</text:span></text:span><text:span text:style-name="Source_20_Text"><text:span text:style-name="T8">disabled = </text:span></text:span><text:span text:style-name="Source_20_Text"><text:span text:style-name="T6">true</text:span></text:span><text:span text:style-name="Source_20_Text"><text:span text:style-name="T13">;</text:span></text:span><text:span text:style-name="Source_20_Text"><text:span text:style-name="T8"> </text:span></text:span><text:span text:style-name="Source_20_Text"><text:span text:style-name="T19">//i go wyłączamy</text:span></text:span></text:p>
      <text:p text:style-name="P4"/>
      <text:p text:style-name="P4"><text:span text:style-name="Source_20_Text"><text:span text:style-name="T15">fetch</text:span></text:span><text:span text:style-name="Source_20_Text"><text:span text:style-name="T13">(</text:span></text:span><text:span text:style-name="Source_20_Text"><text:span text:style-name="T17">'....'</text:span></text:span><text:span text:style-name="Source_20_Text"><text:span text:style-name="T13">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 =&gt; res</text:span></text:span><text:span text:style-name="Source_20_Text"><text:span text:style-name="T13">.</text:span></text:span><text:span text:style-name="Source_20_Text"><text:span text:style-name="T15">json</text:span></text:span><text:span text:style-name="Source_20_Text"><text:span text:style-name="T13">()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 =&gt; 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</text:span></text:span><text:span text:style-name="Source_20_Text"><text:span text:style-name="T13">))</text:span></text:span></text:p>
      <text:p text:style-name="P4"><text:span text:style-name="Source_20_Text"><text:span text:style-name="T13">.</text:span></text:span><text:span text:style-name="Source_20_Text"><text:span text:style-name="T6">catch</text:span></text:span><text:span text:style-name="Source_20_Text"><text:span text:style-name="T13">(</text:span></text:span><text:span text:style-name="Source_20_Text"><text:span text:style-name="T8">err =&gt; </text:span></text:span><text:span text:style-name="Source_20_Text"><text:span text:style-name="T15">alert</text:span></text:span><text:span text:style-name="Source_20_Text"><text:span text:style-name="T13">(</text:span></text:span><text:span text:style-name="Source_20_Text"><text:span text:style-name="T8">err</text:span></text:span><text:span text:style-name="Source_20_Text"><text:span text:style-name="T13">))</text:span></text:span></text:p>
      <text:p text:style-name="P4"><text:span text:style-name="Source_20_Text"><text:span text:style-name="T13">.</text:span></text:span><text:span text:style-name="Source_20_Text"><text:span text:style-name="T6">finally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8">btn</text:span></text:span><text:span text:style-name="Source_20_Text"><text:span text:style-name="T13">.</text:span></text:span><text:span text:style-name="Source_20_Text"><text:span text:style-name="T8">classList</text:span></text:span><text:span text:style-name="Source_20_Text"><text:span text:style-name="T13">.</text:span></text:span><text:span text:style-name="Source_20_Text"><text:span text:style-name="T15">remove</text:span></text:span><text:span text:style-name="Source_20_Text"><text:span text:style-name="T13">(</text:span></text:span><text:span text:style-name="Source_20_Text"><text:span text:style-name="T17">"loading"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8">btn</text:span></text:span><text:span text:style-name="Source_20_Text"><text:span text:style-name="T13">.</text:span></text:span><text:span text:style-name="Source_20_Text"><text:span text:style-name="T8">disabled = </text:span></text:span><text:span text:style-name="Source_20_Text"><text:span text:style-name="T6">false</text:span></text:span><text:span text:style-name="Source_20_Text"><text:span text:style-name="T13">;</text:span></text:span></text:p>
      <text:p text:style-name="P4"><text:span text:style-name="Source_20_Text"><text:span text:style-name="T13">});</text:span></text:span></text:p>
      <text:p text:style-name="P14"/>
      <text:h text:style-name="P7" text:outline-level="2"><text:bookmark text:name="lancuchowe-odpowiedzi"/><text:soft-page-break/>Łańcuchowe odpowiedzi</text:h>
      <text:p text:style-name="P9">Jeżeli dana funkcja zwróci nowy promise, możemy na niej wykonać jedną z powyższych metod czyli then, catch itp.</text:p>
      <text:p text:style-name="P9">Rozważmy powyższy przykład. Każda z funkcji zwraca nowy Promise, więc możemy na niej wykonać then. Jeżeli w takim then znowu zwrócimy Promise, możemy znowu wykonać kolejne then.</text:p>
      <text:p text:style-name="P2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checkData1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8"/></text:span></text:span><text:span text:style-name="Source_20_Text"><text:span text:style-name="T15">setTimeout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17">'OK1'</text:span></text:span><text:span text:style-name="Source_20_Text"><text:span text:style-name="T13">),</text:span></text:span><text:span text:style-name="Source_20_Text"><text:span text:style-name="T8"> </text:span></text:span><text:span text:style-name="Source_20_Text"><text:span text:style-name="T6">2000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13">});</text:span></text:span></text:p>
      <text:p text:style-name="P4"><text:span text:style-name="Source_20_Text"><text:span text:style-name="T13">}</text:span></text:span></text:p>
      <text:p text:style-name="P4"/>
      <text:p text:style-name="P4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checkData2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8"/></text:span></text:span><text:span text:style-name="Source_20_Text"><text:span text:style-name="T15">setTimeout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17">'OK2'</text:span></text:span><text:span text:style-name="Source_20_Text"><text:span text:style-name="T13">),</text:span></text:span><text:span text:style-name="Source_20_Text"><text:span text:style-name="T8"> </text:span></text:span><text:span text:style-name="Source_20_Text"><text:span text:style-name="T6">2000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13">});</text:span></text:span></text:p>
      <text:p text:style-name="P4"><text:span text:style-name="Source_20_Text"><text:span text:style-name="T13">}</text:span></text:span></text:p>
      <text:p text:style-name="P4"/>
      <text:p text:style-name="P4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5">checkData3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8"/></text:span></text:span><text:span text:style-name="Source_20_Text"><text:span text:style-name="T15">setTimeout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17">'OK3'</text:span></text:span><text:span text:style-name="Source_20_Text"><text:span text:style-name="T13">),</text:span></text:span><text:span text:style-name="Source_20_Text"><text:span text:style-name="T8"> </text:span></text:span><text:span text:style-name="Source_20_Text"><text:span text:style-name="T6">2000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13">});</text:span></text:span></text:p>
      <text:p text:style-name="P4"><text:span text:style-name="Source_20_Text"><text:span text:style-name="T13">}</text:span></text:span></text:p>
      <text:p text:style-name="P4"/>
      <text:p text:style-name="P4"><text:span text:style-name="Source_20_Text"><text:span text:style-name="T15">checkData1</text:span></text:span><text:span text:style-name="Source_20_Text"><text:span text:style-name="T13">(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 =&gt; </text:span></text:span><text:span text:style-name="Source_20_Text"><text:span text:style-name="T15">checkData2</text:span></text:span><text:span text:style-name="Source_20_Text"><text:span text:style-name="T13">()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 =&gt; </text:span></text:span><text:span text:style-name="Source_20_Text"><text:span text:style-name="T15">checkData3</text:span></text:span><text:span text:style-name="Source_20_Text"><text:span text:style-name="T13">()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p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p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9">//OK3</text:span></text:span></text:p>
      <text:p text:style-name="P4"><text:span text:style-name="Source_20_Text"><text:span text:style-name="T13">});</text:span></text:span></text:p>
      <text:p text:style-name="P14"/>
      <text:p text:style-name="P14"/>
      <text:p text:style-name="P14"/>
      <text:p text:style-name="P9"><text:soft-page-break/>Co ciekawe samo then() zwraca nam promise, więc możemy je łączyć w łańcuchy bez potrzeby tworzenia specjalnych funkcji jak powyżej:</text:p>
      <text:p text:style-name="P2"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5">setTimeout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6">10</text:span></text:span><text:span text:style-name="Source_20_Text"><text:span text:style-name="T13">);</text:span></text:span></text:p>
      <text:p text:style-name="P4"><text:span text:style-name="Source_20_Text"><text:span text:style-name="T13">},</text:span></text:span><text:span text:style-name="Source_20_Text"><text:span text:style-name="T8"> </text:span></text:span><text:span text:style-name="Source_20_Text"><text:span text:style-name="T6">2000</text:span></text:span><text:span text:style-name="Source_20_Text"><text:span text:style-name="T13">)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num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7">'first then: '</text:span></text:span><text:span text:style-name="Source_20_Text"><text:span text:style-name="T13">,</text:span></text:span><text:span text:style-name="Source_20_Text"><text:span text:style-name="T8"> num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num * </text:span></text:span><text:span text:style-name="Source_20_Text"><text:span text:style-name="T6">2</text:span></text:span><text:span text:style-name="Source_20_Text"><text:span text:style-name="T13">;</text:span></text:span></text:p>
      <text:p text:style-name="P4"><text:span text:style-name="Source_20_Text"><text:span text:style-name="T13">}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num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7">'second then: '</text:span></text:span><text:span text:style-name="Source_20_Text"><text:span text:style-name="T13">,</text:span></text:span><text:span text:style-name="Source_20_Text"><text:span text:style-name="T8"> num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num * </text:span></text:span><text:span text:style-name="Source_20_Text"><text:span text:style-name="T6">2</text:span></text:span><text:span text:style-name="Source_20_Text"><text:span text:style-name="T13">;</text:span></text:span></text:p>
      <text:p text:style-name="P4"><text:span text:style-name="Source_20_Text"><text:span text:style-name="T13">}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num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7">'last then: '</text:span></text:span><text:span text:style-name="Source_20_Text"><text:span text:style-name="T13">,</text:span></text:span><text:span text:style-name="Source_20_Text"><text:span text:style-name="T8"> num</text:span></text:span><text:span text:style-name="Source_20_Text"><text:span text:style-name="T13">);</text:span></text:span></text:p>
      <text:p text:style-name="P4"><text:span text:style-name="Source_20_Text"><text:span text:style-name="T13">});</text:span></text:span></text:p>
      <text:p text:style-name="P14"/>
      <text:p text:style-name="P9">Jeżeli któreś z powyższych funkcji then() zwróci normalną wartość (string, numer, boolean itp), zostanie ta wartość potraktowana jako resolve. Jeżeli jednak któreś z tych then() wyrzuci taką wartość za pomocą throw, wtedy zostanie to potraktowane jako reject:</text:p>
      <text:p text:style-name="P2"><text:span text:style-name="Source_20_Text"><text:span text:style-name="T6">new</text:span></text:span><text:span text:style-name="Source_20_Text"><text:span text:style-name="T8"> Promise</text:span></text:span><text:span text:style-name="Source_20_Text"><text:span text:style-name="T13">((</text:span></text:span><text:span text:style-name="Source_20_Text"><text:span text:style-name="T8">resolve</text:span></text:span><text:span text:style-name="Source_20_Text"><text:span text:style-name="T13">,</text:span></text:span><text:span text:style-name="Source_20_Text"><text:span text:style-name="T8"> reject</text:span></text:span><text:span text:style-name="Source_20_Text"><text:span text:style-name="T13">)</text:span></text:span><text:span text:style-name="Source_20_Text"><text:span text:style-name="T8"> =&gt; </text:span></text:span><text:span text:style-name="Source_20_Text"><text:span text:style-name="T15">setTimeout</text:span></text:span><text:span text:style-name="Source_20_Text"><text:span text:style-name="T13">(()</text:span></text:span><text:span text:style-name="Source_20_Text"><text:span text:style-name="T8">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15">resolve</text:span></text:span><text:span text:style-name="Source_20_Text"><text:span text:style-name="T13">(</text:span></text:span><text:span text:style-name="Source_20_Text"><text:span text:style-name="T6">10</text:span></text:span><text:span text:style-name="Source_20_Text"><text:span text:style-name="T13">);</text:span></text:span></text:p>
      <text:p text:style-name="P4"><text:span text:style-name="Source_20_Text"><text:span text:style-name="T13">},</text:span></text:span><text:span text:style-name="Source_20_Text"><text:span text:style-name="T8"> </text:span></text:span><text:span text:style-name="Source_20_Text"><text:span text:style-name="T6">2000</text:span></text:span><text:span text:style-name="Source_20_Text"><text:span text:style-name="T13">)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num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7">'first then: '</text:span></text:span><text:span text:style-name="Source_20_Text"><text:span text:style-name="T13">,</text:span></text:span><text:span text:style-name="Source_20_Text"><text:span text:style-name="T8"> num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num * </text:span></text:span><text:span text:style-name="Source_20_Text"><text:span text:style-name="T6">2</text:span></text:span><text:span text:style-name="Source_20_Text"><text:span text:style-name="T13">;</text:span></text:span></text:p>
      <text:p text:style-name="P4"><text:span text:style-name="Source_20_Text"><text:span text:style-name="T13">}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num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7">'second then: '</text:span></text:span><text:span text:style-name="Source_20_Text"><text:span text:style-name="T13">,</text:span></text:span><text:span text:style-name="Source_20_Text"><text:span text:style-name="T8"> num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6">throw</text:span></text:span><text:span text:style-name="Source_20_Text"><text:span text:style-name="T8"> num * </text:span></text:span><text:span text:style-name="Source_20_Text"><text:span text:style-name="T6">2</text:span></text:span><text:span text:style-name="Source_20_Text"><text:span text:style-name="T13">;</text:span></text:span></text:p>
      <text:p text:style-name="P4"><text:span text:style-name="Source_20_Text"><text:span text:style-name="T13">})</text:span></text:span></text:p>
      <text:p text:style-name="P4"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num =&gt; </text:span></text:span><text:span text:style-name="Source_20_Text"><text:span text:style-name="T13">{</text:span></text:span></text:p>
      <text:p text:style-name="P4"><text:soft-page-break/><text:span text:style-name="Source_20_Text"><text:span text:style-name="T10"><text:s text:c="4"/></text:span></text:span><text:span text:style-name="Source_20_Text"><text:span text:style-name="T19">//to się nie wykona, bo powyżej został zwrócony reject</text:span></text:span></text:p>
      <text:p text:style-name="P4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17">'last then: '</text:span></text:span><text:span text:style-name="Source_20_Text"><text:span text:style-name="T13">,</text:span></text:span><text:span text:style-name="Source_20_Text"><text:span text:style-name="T8"> num</text:span></text:span><text:span text:style-name="Source_20_Text"><text:span text:style-name="T13">);</text:span></text:span></text:p>
      <text:p text:style-name="P4"><text:span text:style-name="Source_20_Text"><text:span text:style-name="T13">})</text:span></text:span></text:p>
      <text:p text:style-name="P4"><text:span text:style-name="Source_20_Text"><text:span text:style-name="T13">.</text:span></text:span><text:span text:style-name="Source_20_Text"><text:span text:style-name="T6">catch</text:span></text:span><text:span text:style-name="Source_20_Text"><text:span text:style-name="T13">(</text:span></text:span><text:span text:style-name="Source_20_Text"><text:span text:style-name="T8">error =&gt; </text:span></text:span><text:span text:style-name="Source_20_Text"><text:span text:style-name="T13">{</text:span></text:span></text:p>
      <text:p text:style-name="P4"><text:span text:style-name="Source_20_Text"><text:span text:style-name="T10"><text:s text:c="4"/></text:span></text:span><text:span text:style-name="Source_20_Text"><text:span text:style-name="T19">//to się wykona bo reagujemy na reject</text:span></text:span></text:p>
      <text:p text:style-name="P4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warn</text:span></text:span><text:span text:style-name="Source_20_Text"><text:span text:style-name="T13">(</text:span></text:span><text:span text:style-name="Source_20_Text"><text:span text:style-name="T17">'Błąd'</text:span></text:span><text:span text:style-name="Source_20_Text"><text:span text:style-name="T13">,</text:span></text:span><text:span text:style-name="Source_20_Text"><text:span text:style-name="T8"> error</text:span></text:span><text:span text:style-name="Source_20_Text"><text:span text:style-name="T13">);</text:span></text:span></text:p>
      <text:p text:style-name="P4"><text:span text:style-name="Source_20_Text"><text:span text:style-name="T13">})</text:span></text:span></text:p>
      <text:p text:style-name="P14"/>
      <text:p text:style-name="P11"><text:span text:style-name="T3">Powyższe łączenie then będziesz stosował przy np. ściąganiu danych za pomocą </text:span><text:a xlink:type="simple" xlink:href="https://kursjs.pl/kurs/ajax/fetch.php" text:style-name="Internet_20_link" text:visited-style-name="Visited_20_Internet_20_Link"><text:span text:style-name="T1">fetch</text:span></text:a><text:span text:style-name="T3">, które też zwraca promise:</text:span></text:p>
      <text:p text:style-name="P2"><text:span text:style-name="Source_20_Text"><text:span text:style-name="T15">fetch</text:span></text:span><text:span text:style-name="Source_20_Text"><text:span text:style-name="T13">(</text:span></text:span><text:span text:style-name="Source_20_Text"><text:span text:style-name="T17">'....'</text:span></text:span><text:span text:style-name="Source_20_Text"><text:span text:style-name="T13">)</text:span></text:span></text:p>
      <text:p text:style-name="P4"><text:span text:style-name="Source_20_Text"><text:span text:style-name="T10"><text:s text:c="4"/>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 =&gt; res</text:span></text:span><text:span text:style-name="Source_20_Text"><text:span text:style-name="T13">.</text:span></text:span><text:span text:style-name="Source_20_Text"><text:span text:style-name="T15">json</text:span></text:span><text:span text:style-name="Source_20_Text"><text:span text:style-name="T13">())</text:span></text:span></text:p>
      <text:p text:style-name="P4"><text:span text:style-name="Source_20_Text"><text:span text:style-name="T10"><text:s text:c="4"/></text:span></text:span><text:span text:style-name="Source_20_Text"><text:span text:style-name="T13">.</text:span></text:span><text:span text:style-name="Source_20_Text"><text:span text:style-name="T15">then</text:span></text:span><text:span text:style-name="Source_20_Text"><text:span text:style-name="T13">(</text:span></text:span><text:span text:style-name="Source_20_Text"><text:span text:style-name="T8">res =&gt; </text:span></text:span><text:span text:style-name="Source_20_Text"><text:span text:style-name="T13">{</text:span></text:span></text:p>
      <text:p text:style-name="P4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5">log</text:span></text:span><text:span text:style-name="Source_20_Text"><text:span text:style-name="T13">(</text:span></text:span><text:span text:style-name="Source_20_Text"><text:span text:style-name="T8">res</text:span></text:span><text:span text:style-name="Source_20_Text"><text:span text:style-name="T13">);</text:span></text:span></text:p>
      <text:p text:style-name="P4"><text:span text:style-name="Source_20_Text"><text:span text:style-name="T10"><text:s text:c="4"/></text:span></text:span><text:span text:style-name="Source_20_Text"><text:span text:style-name="T13">})</text:span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5$Win32 OpenOffice.org_project/415m1$Build-9789</meta:generator>
    <dc:date>2019-09-18T23:08:41.90</dc:date>
    <meta:editing-duration>PT2H9M53S</meta:editing-duration>
    <meta:editing-cycles>54</meta:editing-cycles>
    <meta:document-statistic meta:table-count="0" meta:image-count="3" meta:object-count="0" meta:page-count="15" meta:paragraph-count="329" meta:word-count="1603" meta:character-count="13335"/>
  </office:meta>
</office:document-meta>
</file>